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3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430127"/>
    <style:style style:name="ce16" style:family="table-cell" style:parent-style-name="Default" style:data-style-name="N430128"/>
    <style:style style:name="ce17" style:family="table-cell" style:parent-style-name="Default" style:data-style-name="N430129"/>
    <style:style style:name="ce18" style:family="table-cell" style:parent-style-name="Default" style:data-style-name="N430123"/>
    <style:style style:name="ce19" style:family="table-cell" style:parent-style-name="Default" style:data-style-name="N430003"/>
    <style:style style:name="ce20" style:family="table-cell" style:parent-style-name="Default" style:data-style-name="N430003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ultipliers.$C$4:$Multipliers.$C$11])" table:allow-empty-cell="false" table:display-list="unsorted" table:base-cell-address="Лист4.G2">
          <table:error-message table:message-type="stop" table:display="true"/>
        </table:content-validation>
        <table:content-validation table:name="val2" table:condition="of:cell-content-is-in-list([.C1:.C1])" table:allow-empty-cell="false" table:display-list="unsorted" table:base-cell-address="Лист4.G2">
          <table:error-message table:message-type="stop" table:display="true"/>
        </table:content-validation>
        <table:content-validation table:name="val3" table:condition="of:cell-content-is-in-list([$Units.$C$4:$Units.$C$13])" table:allow-empty-cell="true" table:display-list="unsorted" table:base-cell-address="Лист4.G2">
          <table:error-message table:message-type="stop" table:display="true"/>
        </table:content-validation>
      </table:content-validations>
      <table:table table:name="Лист4" table:style-name="ta1">
        <table:shapes>
          <draw:frame draw:z-index="0" draw:style-name="gr1" draw:text-style-name="P1" svg:width="15.976cm" svg:height="8.996cm" svg:x="12.521cm" svg:y="3.648cm">
            <draw:object draw:notify-on-update-of-ranges="Лист4.B2:Лист4.B2 Лист4.B3:Лист4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</text:p>
          </table:table-cell>
          <table:table-cell table:style-name="ce1" office:value-type="string" calcext:value-type="string" table:number-columns-spanned="1" table:number-rows-spanned="2">
            <text:p>V</text:p>
          </table:table-cell>
          <table:table-cell table:style-name="ce1" office:value-type="string" calcext:value-type="string" table:number-columns-spanned="1" table:number-rows-spanned="2">
            <text:p>Current (A)</text:p>
          </table:table-cell>
          <table:table-cell table:style-name="ce1" office:value-type="string" calcext:value-type="string" table:number-columns-spanned="1" table:number-rows-spanned="2">
            <text:p>Charge (C)</text:p>
          </table:table-cell>
          <table:table-cell table:style-name="ce1" office:value-type="string" calcext:value-type="string" table:number-columns-spanned="1" table:number-rows-spanned="2">
            <text:p>d Charge 0 (C)</text:p>
          </table:table-cell>
          <table:table-cell table:style-name="ce3" office:value-type="string" calcext:value-type="string">
            <text:p>V2bal (V)</text:p>
          </table:table-cell>
          <table:table-cell table:style-name="ce3" office:value-type="string" calcext:value-type="string">
            <text:p>V100 (V)</text:p>
          </table:table-cell>
          <table:table-cell table:style-name="ce3" office:value-type="string" calcext:value-type="string">
            <text:p>V101 (V)</text:p>
          </table:table-cell>
          <table:table-cell table:style-name="ce3" office:value-type="string" calcext:value-type="string">
            <text:p>dT (s)</text:p>
          </table:table-cell>
          <table:table-cell table:style-name="ce3" office:value-type="string" calcext:value-type="string">
            <text:p>T (s)</text:p>
          </table:table-cell>
        </table:table-row>
        <table:table-row table:style-name="ro1">
          <table:covered-table-cell table:number-columns-repeated="5" table:style-name="ce1"/>
          <table:table-cell table:style-name="ce4" table:formula="of:=[$Components.G9]" office:value-type="float" office:value="0.0000383716468413158" calcext:value-type="float">
            <text:p>3,83716468413158E-05</text:p>
          </table:table-cell>
          <table:table-cell table:formula="of:=[.B103]" office:value-type="float" office:value="0.0000383756924628571" calcext:value-type="float">
            <text:p>3,83756924628571E-05</text:p>
          </table:table-cell>
          <table:table-cell table:formula="of:=[.B104]" office:value-type="float" office:value="0.0000342540279652689" calcext:value-type="float">
            <text:p>3,42540279652689E-05</text:p>
          </table:table-cell>
          <table:table-cell table:formula="of:=[.E3]/[.C3]" office:value-type="float" office:value="0.00537015" calcext:value-type="float">
            <text:p>0,00537015</text:p>
          </table:table-cell>
          <table:table-cell table:formula="of:=[.I2]*[$Components.$G$8]" office:value-type="float" office:value="0.537015" calcext:value-type="float">
            <text:p>0,53701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$Components.D7]" office:value-type="float" office:value="3.3" calcext:value-type="float">
            <text:p>3,3</text:p>
          </table:table-cell>
          <table:table-cell table:formula="of:=[.B3]/[$Components.$G$5]" office:value-type="float" office:value="6.6" calcext:value-type="float">
            <text:p>6,6</text:p>
          </table:table-cell>
          <table:table-cell table:formula="of:=[$Components.$G$6]*[.B3]" office:value-type="float" office:value="0.33" calcext:value-type="float">
            <text:p>0,33</text:p>
          </table:table-cell>
          <table:table-cell table:formula="of:=[.D3]/[$Components.G8]*10.7403" office:value-type="float" office:value="0.03544299" calcext:value-type="float">
            <text:p>0,035442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4]/[$Components.$G$6]" office:value-type="float" office:value="2.9455701" calcext:value-type="float">
            <text:p>2,9455701</text:p>
          </table:table-cell>
          <table:table-cell table:formula="of:=[.B4]/[$Components.$G$5]" office:value-type="float" office:value="5.8911402" calcext:value-type="float">
            <text:p>5,8911402</text:p>
          </table:table-cell>
          <table:table-cell table:formula="of:=[.D3]-[.E3]" office:value-type="float" office:value="0.29455701" calcext:value-type="float">
            <text:p>0,29455701</text:p>
          </table:table-cell>
          <table:table-cell table:formula="of:=[.C4]*[.$I$2]" office:value-type="float" office:value="0.03163630654503" calcext:value-type="float">
            <text:p>0,031636306545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5]/[$Components.$G$6]" office:value-type="float" office:value="2.6292070345497" calcext:value-type="float">
            <text:p>2,6292070345497</text:p>
          </table:table-cell>
          <table:table-cell table:formula="of:=[.B5]/[$Components.$G$5]" office:value-type="float" office:value="5.2584140690994" calcext:value-type="float">
            <text:p>5,2584140690994</text:p>
          </table:table-cell>
          <table:table-cell table:formula="of:=[.D4]-[.E4]" office:value-type="float" office:value="0.26292070345497" calcext:value-type="float">
            <text:p>0,26292070345497</text:p>
          </table:table-cell>
          <table:table-cell table:formula="of:=[.C5]*[.$I$2]" office:value-type="float" office:value="0.0282384723131741" calcext:value-type="float">
            <text:p>0,0282384723131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6]/[$Components.$G$6]" office:value-type="float" office:value="2.34682231141796" calcext:value-type="float">
            <text:p>2,34682231141796</text:p>
          </table:table-cell>
          <table:table-cell table:formula="of:=[.B6]/[$Components.$G$5]" office:value-type="float" office:value="4.69364462283592" calcext:value-type="float">
            <text:p>4,69364462283592</text:p>
          </table:table-cell>
          <table:table-cell table:formula="of:=[.D5]-[.E5]" office:value-type="float" office:value="0.234682231141796" calcext:value-type="float">
            <text:p>0,234682231141796</text:p>
          </table:table-cell>
          <table:table-cell table:formula="of:=[.C6]*[.$I$2]" office:value-type="float" office:value="0.0252055756713223" calcext:value-type="float">
            <text:p>0,02520557567132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7]/[$Components.$G$6]" office:value-type="float" office:value="2.09476655470474" calcext:value-type="float">
            <text:p>2,09476655470474</text:p>
          </table:table-cell>
          <table:table-cell table:formula="of:=[.B7]/[$Components.$G$5]" office:value-type="float" office:value="4.18953310940947" calcext:value-type="float">
            <text:p>4,18953310940947</text:p>
          </table:table-cell>
          <table:table-cell table:formula="of:=[.D6]-[.E6]" office:value-type="float" office:value="0.209476655470474" calcext:value-type="float">
            <text:p>0,209476655470474</text:p>
          </table:table-cell>
          <table:table-cell table:formula="of:=[.C7]*[.$I$2]" office:value-type="float" office:value="0.0224984212274953" calcext:value-type="float">
            <text:p>0,02249842122749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8]/[$Components.$G$6]" office:value-type="float" office:value="1.86978234242978" calcext:value-type="float">
            <text:p>1,86978234242978</text:p>
          </table:table-cell>
          <table:table-cell table:formula="of:=[.B8]/[$Components.$G$5]" office:value-type="float" office:value="3.73956468485957" calcext:value-type="float">
            <text:p>3,73956468485957</text:p>
          </table:table-cell>
          <table:table-cell table:formula="of:=[.D7]-[.E7]" office:value-type="float" office:value="0.186978234242978" calcext:value-type="float">
            <text:p>0,186978234242978</text:p>
          </table:table-cell>
          <table:table-cell table:formula="of:=[.C8]*[.$I$2]" office:value-type="float" office:value="0.0200820232923986" calcext:value-type="float">
            <text:p>0,02008202329239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9]/[$Components.$G$6]" office:value-type="float" office:value="1.6689621095058" calcext:value-type="float">
            <text:p>1,6689621095058</text:p>
          </table:table-cell>
          <table:table-cell table:formula="of:=[.B9]/[$Components.$G$5]" office:value-type="float" office:value="3.33792421901159" calcext:value-type="float">
            <text:p>3,33792421901159</text:p>
          </table:table-cell>
          <table:table-cell table:formula="of:=[.D8]-[.E8]" office:value-type="float" office:value="0.16689621095058" calcext:value-type="float">
            <text:p>0,16689621095058</text:p>
          </table:table-cell>
          <table:table-cell table:formula="of:=[.C9]*[.$I$2]" office:value-type="float" office:value="0.0179251537447251" calcext:value-type="float">
            <text:p>0,0179251537447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10]/[$Components.$G$6]" office:value-type="float" office:value="1.48971057205855" calcext:value-type="float">
            <text:p>1,48971057205855</text:p>
          </table:table-cell>
          <table:table-cell table:formula="of:=[.B10]/[$Components.$G$5]" office:value-type="float" office:value="2.97942114411709" calcext:value-type="float">
            <text:p>2,97942114411709</text:p>
          </table:table-cell>
          <table:table-cell table:formula="of:=[.D9]-[.E9]" office:value-type="float" office:value="0.148971057205855" calcext:value-type="float">
            <text:p>0,148971057205855</text:p>
          </table:table-cell>
          <table:table-cell table:formula="of:=[.C10]*[.$I$2]" office:value-type="float" office:value="0.0159999384570804" calcext:value-type="float">
            <text:p>0,015999938457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1]/[$Components.$G$6]" office:value-type="float" office:value="1.32971118748774" calcext:value-type="float">
            <text:p>1,32971118748774</text:p>
          </table:table-cell>
          <table:table-cell table:formula="of:=[.B11]/[$Components.$G$5]" office:value-type="float" office:value="2.65942237497548" calcext:value-type="float">
            <text:p>2,65942237497548</text:p>
          </table:table-cell>
          <table:table-cell table:formula="of:=[.D10]-[.E10]" office:value-type="float" office:value="0.132971118748774" calcext:value-type="float">
            <text:p>0,132971118748774</text:p>
          </table:table-cell>
          <table:table-cell table:formula="of:=[.C11]*[.$I$2]" office:value-type="float" office:value="0.0142814970669746" calcext:value-type="float">
            <text:p>0,01428149706697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2]/[$Components.$G$6]" office:value-type="float" office:value="1.186896216818" calcext:value-type="float">
            <text:p>1,186896216818</text:p>
          </table:table-cell>
          <table:table-cell table:formula="of:=[.B12]/[$Components.$G$5]" office:value-type="float" office:value="2.37379243363599" calcext:value-type="float">
            <text:p>2,37379243363599</text:p>
          </table:table-cell>
          <table:table-cell table:formula="of:=[.D11]-[.E11]" office:value-type="float" office:value="0.1186896216818" calcext:value-type="float">
            <text:p>0,1186896216818</text:p>
          </table:table-cell>
          <table:table-cell table:formula="of:=[.C12]*[.$I$2]" office:value-type="float" office:value="0.0127476214374903" calcext:value-type="float">
            <text:p>0,0127476214374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3]/[$Components.$G$6]" office:value-type="float" office:value="1.05942000244309" calcext:value-type="float">
            <text:p>1,05942000244309</text:p>
          </table:table-cell>
          <table:table-cell table:formula="of:=[.B13]/[$Components.$G$5]" office:value-type="float" office:value="2.11884000488618" calcext:value-type="float">
            <text:p>2,11884000488618</text:p>
          </table:table-cell>
          <table:table-cell table:formula="of:=[.D12]-[.E12]" office:value-type="float" office:value="0.105942000244309" calcext:value-type="float">
            <text:p>0,105942000244309</text:p>
          </table:table-cell>
          <table:table-cell table:formula="of:=[.C13]*[.$I$2]" office:value-type="float" office:value="0.0113784886522395" calcext:value-type="float">
            <text:p>0,0113784886522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4]/[$Components.$G$6]" office:value-type="float" office:value="0.945635115920697" calcext:value-type="float">
            <text:p>0,945635115920697</text:p>
          </table:table-cell>
          <table:table-cell table:formula="of:=[.B14]/[$Components.$G$5]" office:value-type="float" office:value="1.89127023184139" calcext:value-type="float">
            <text:p>1,89127023184139</text:p>
          </table:table-cell>
          <table:table-cell table:formula="of:=[.D13]-[.E13]" office:value-type="float" office:value="0.0945635115920697" calcext:value-type="float">
            <text:p>0,09456351159207</text:p>
          </table:table-cell>
          <table:table-cell table:formula="of:=[.C14]*[.$I$2]" office:value-type="float" office:value="0.0101564048355231" calcext:value-type="float">
            <text:p>0,01015640483552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5]/[$Components.$G$6]" office:value-type="float" office:value="0.844071067565466" calcext:value-type="float">
            <text:p>0,844071067565466</text:p>
          </table:table-cell>
          <table:table-cell table:formula="of:=[.B15]/[$Components.$G$5]" office:value-type="float" office:value="1.68814213513093" calcext:value-type="float">
            <text:p>1,68814213513093</text:p>
          </table:table-cell>
          <table:table-cell table:formula="of:=[.D14]-[.E14]" office:value-type="float" office:value="0.0844071067565466" calcext:value-type="float">
            <text:p>0,084407106756547</text:p>
          </table:table-cell>
          <table:table-cell table:formula="of:=[.C15]*[.$I$2]" office:value-type="float" office:value="0.00906557648697338" calcext:value-type="float">
            <text:p>0,00906557648697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6]/[$Components.$G$6]" office:value-type="float" office:value="0.753415302695732" calcext:value-type="float">
            <text:p>0,753415302695732</text:p>
          </table:table-cell>
          <table:table-cell table:formula="of:=[.B16]/[$Components.$G$5]" office:value-type="float" office:value="1.50683060539147" calcext:value-type="float">
            <text:p>1,50683060539147</text:p>
          </table:table-cell>
          <table:table-cell table:formula="of:=[.D15]-[.E15]" office:value-type="float" office:value="0.0753415302695732" calcext:value-type="float">
            <text:p>0,075341530269573</text:p>
          </table:table-cell>
          <table:table-cell table:formula="of:=[.C16]*[.$I$2]" office:value-type="float" office:value="0.00809190637554298" calcext:value-type="float">
            <text:p>0,00809190637554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7]/[$Components.$G$6]" office:value-type="float" office:value="0.672496238940303" calcext:value-type="float">
            <text:p>0,672496238940303</text:p>
          </table:table-cell>
          <table:table-cell table:formula="of:=[.B17]/[$Components.$G$5]" office:value-type="float" office:value="1.34499247788061" calcext:value-type="float">
            <text:p>1,34499247788061</text:p>
          </table:table-cell>
          <table:table-cell table:formula="of:=[.D16]-[.E16]" office:value-type="float" office:value="0.0672496238940303" calcext:value-type="float">
            <text:p>0,06724962389403</text:p>
          </table:table-cell>
          <table:table-cell table:formula="of:=[.C17]*[.$I$2]" office:value-type="float" office:value="0.00722281135509053" calcext:value-type="float">
            <text:p>0,00722281135509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8]/[$Components.$G$6]" office:value-type="float" office:value="0.600268125389397" calcext:value-type="float">
            <text:p>0,600268125389397</text:p>
          </table:table-cell>
          <table:table-cell table:formula="of:=[.B18]/[$Components.$G$5]" office:value-type="float" office:value="1.20053625077879" calcext:value-type="float">
            <text:p>1,20053625077879</text:p>
          </table:table-cell>
          <table:table-cell table:formula="of:=[.D17]-[.E17]" office:value-type="float" office:value="0.0600268125389397" calcext:value-type="float">
            <text:p>0,06002681253894</text:p>
          </table:table-cell>
          <table:table-cell table:formula="of:=[.C18]*[.$I$2]" office:value-type="float" office:value="0.00644705974711974" calcext:value-type="float">
            <text:p>0,0064470597471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9]/[$Components.$G$6]" office:value-type="float" office:value="0.5357975279182" calcext:value-type="float">
            <text:p>0,5357975279182</text:p>
          </table:table-cell>
          <table:table-cell table:formula="of:=[.B19]/[$Components.$G$5]" office:value-type="float" office:value="1.0715950558364" calcext:value-type="float">
            <text:p>1,0715950558364</text:p>
          </table:table-cell>
          <table:table-cell table:formula="of:=[.D18]-[.E18]" office:value-type="float" office:value="0.05357975279182" calcext:value-type="float">
            <text:p>0,05357975279182</text:p>
          </table:table-cell>
          <table:table-cell table:formula="of:=[.C19]*[.$I$2]" office:value-type="float" office:value="0.00575462618909984" calcext:value-type="float">
            <text:p>0,005754626189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D20]/[$Components.$G$6]" office:value-type="float" office:value="0.478251266027201" calcext:value-type="float">
            <text:p>0,478251266027201</text:p>
          </table:table-cell>
          <table:table-cell table:formula="of:=[.B20]/[$Components.$G$5]" office:value-type="float" office:value="0.956502532054403" calcext:value-type="float">
            <text:p>0,956502532054403</text:p>
          </table:table-cell>
          <table:table-cell table:formula="of:=[.D19]-[.E19]" office:value-type="float" office:value="0.0478251266027201" calcext:value-type="float">
            <text:p>0,04782512660272</text:p>
          </table:table-cell>
          <table:table-cell table:formula="of:=[.C20]*[.$I$2]" office:value-type="float" office:value="0.00513656207251195" calcext:value-type="float">
            <text:p>0,00513656207251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D21]/[$Components.$G$6]" office:value-type="float" office:value="0.426885645302082" calcext:value-type="float">
            <text:p>0,426885645302082</text:p>
          </table:table-cell>
          <table:table-cell table:formula="of:=[.B21]/[$Components.$G$5]" office:value-type="float" office:value="0.853771290604164" calcext:value-type="float">
            <text:p>0,853771290604164</text:p>
          </table:table-cell>
          <table:table-cell table:formula="of:=[.D20]-[.E20]" office:value-type="float" office:value="0.0426885645302082" calcext:value-type="float">
            <text:p>0,042688564530208</text:p>
          </table:table-cell>
          <table:table-cell table:formula="of:=[.C21]*[.$I$2]" office:value-type="float" office:value="0.00458487989623795" calcext:value-type="float">
            <text:p>0,00458487989623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D22]/[$Components.$G$6]" office:value-type="float" office:value="0.381036846339702" calcext:value-type="float">
            <text:p>0,381036846339702</text:p>
          </table:table-cell>
          <table:table-cell table:formula="of:=[.B22]/[$Components.$G$5]" office:value-type="float" office:value="0.762073692679405" calcext:value-type="float">
            <text:p>0,762073692679405</text:p>
          </table:table-cell>
          <table:table-cell table:formula="of:=[.D21]-[.E21]" office:value-type="float" office:value="0.0381036846339702" calcext:value-type="float">
            <text:p>0,03810368463397</text:p>
          </table:table-cell>
          <table:table-cell table:formula="of:=[.C22]*[.$I$2]" office:value-type="float" office:value="0.0040924500407423" calcext:value-type="float">
            <text:p>0,00409245004074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23]/[$Components.$G$6]" office:value-type="float" office:value="0.340112345932279" calcext:value-type="float">
            <text:p>0,340112345932279</text:p>
          </table:table-cell>
          <table:table-cell table:formula="of:=[.B23]/[$Components.$G$5]" office:value-type="float" office:value="0.680224691864559" calcext:value-type="float">
            <text:p>0,680224691864559</text:p>
          </table:table-cell>
          <table:table-cell table:formula="of:=[.D22]-[.E22]" office:value-type="float" office:value="0.0340112345932279" calcext:value-type="float">
            <text:p>0,034011234593228</text:p>
          </table:table-cell>
          <table:table-cell table:formula="of:=[.C23]*[.$I$2]" office:value-type="float" office:value="0.00365290862901646" calcext:value-type="float">
            <text:p>0,00365290862901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D24]/[$Components.$G$6]" office:value-type="float" office:value="0.303583259642115" calcext:value-type="float">
            <text:p>0,303583259642115</text:p>
          </table:table-cell>
          <table:table-cell table:formula="of:=[.B24]/[$Components.$G$5]" office:value-type="float" office:value="0.607166519284229" calcext:value-type="float">
            <text:p>0,607166519284229</text:p>
          </table:table-cell>
          <table:table-cell table:formula="of:=[.D23]-[.E23]" office:value-type="float" office:value="0.0303583259642115" calcext:value-type="float">
            <text:p>0,030358325964212</text:p>
          </table:table-cell>
          <table:table-cell table:formula="of:=[.C24]*[.$I$2]" office:value-type="float" office:value="0.0032605752835342" calcext:value-type="float">
            <text:p>0,00326057528353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D25]/[$Components.$G$6]" office:value-type="float" office:value="0.270977506806773" calcext:value-type="float">
            <text:p>0,270977506806773</text:p>
          </table:table-cell>
          <table:table-cell table:formula="of:=[.B25]/[$Components.$G$5]" office:value-type="float" office:value="0.541955013613545" calcext:value-type="float">
            <text:p>0,541955013613545</text:p>
          </table:table-cell>
          <table:table-cell table:formula="of:=[.D24]-[.E24]" office:value-type="float" office:value="0.0270977506806773" calcext:value-type="float">
            <text:p>0,027097750680677</text:p>
          </table:table-cell>
          <table:table-cell table:formula="of:=[.C25]*[.$I$2]" office:value-type="float" office:value="0.00291037971635678" calcext:value-type="float">
            <text:p>0,00291037971635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D26]/[$Components.$G$6]" office:value-type="float" office:value="0.241873709643205" calcext:value-type="float">
            <text:p>0,241873709643205</text:p>
          </table:table-cell>
          <table:table-cell table:formula="of:=[.B26]/[$Components.$G$5]" office:value-type="float" office:value="0.48374741928641" calcext:value-type="float">
            <text:p>0,48374741928641</text:p>
          </table:table-cell>
          <table:table-cell table:formula="of:=[.D25]-[.E25]" office:value-type="float" office:value="0.0241873709643205" calcext:value-type="float">
            <text:p>0,024187370964321</text:p>
          </table:table-cell>
          <table:table-cell table:formula="of:=[.C26]*[.$I$2]" office:value-type="float" office:value="0.00259779620368091" calcext:value-type="float">
            <text:p>0,00259779620368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D27]/[$Components.$G$6]" office:value-type="float" office:value="0.215895747606396" calcext:value-type="float">
            <text:p>0,215895747606396</text:p>
          </table:table-cell>
          <table:table-cell table:formula="of:=[.B27]/[$Components.$G$5]" office:value-type="float" office:value="0.431791495212791" calcext:value-type="float">
            <text:p>0,431791495212791</text:p>
          </table:table-cell>
          <table:table-cell table:formula="of:=[.D26]-[.E26]" office:value-type="float" office:value="0.0215895747606396" calcext:value-type="float">
            <text:p>0,02158957476064</text:p>
          </table:table-cell>
          <table:table-cell table:formula="of:=[.C27]*[.$I$2]" office:value-type="float" office:value="0.00231878509801697" calcext:value-type="float">
            <text:p>0,00231878509801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D28]/[$Components.$G$6]" office:value-type="float" office:value="0.192707896626226" calcext:value-type="float">
            <text:p>0,192707896626226</text:p>
          </table:table-cell>
          <table:table-cell table:formula="of:=[.B28]/[$Components.$G$5]" office:value-type="float" office:value="0.385415793252452" calcext:value-type="float">
            <text:p>0,385415793252452</text:p>
          </table:table-cell>
          <table:table-cell table:formula="of:=[.D27]-[.E27]" office:value-type="float" office:value="0.0192707896626226" calcext:value-type="float">
            <text:p>0,019270789662623</text:p>
          </table:table-cell>
          <table:table-cell table:formula="of:=[.C28]*[.$I$2]" office:value-type="float" office:value="0.00206974062213465" calcext:value-type="float">
            <text:p>0,0020697406221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D29]/[$Components.$G$6]" office:value-type="float" office:value="0.172010490404879" calcext:value-type="float">
            <text:p>0,172010490404879</text:p>
          </table:table-cell>
          <table:table-cell table:formula="of:=[.B29]/[$Components.$G$5]" office:value-type="float" office:value="0.344020980809759" calcext:value-type="float">
            <text:p>0,344020980809759</text:p>
          </table:table-cell>
          <table:table-cell table:formula="of:=[.D28]-[.E28]" office:value-type="float" office:value="0.0172010490404879" calcext:value-type="float">
            <text:p>0,017201049040488</text:p>
          </table:table-cell>
          <table:table-cell table:formula="of:=[.C29]*[.$I$2]" office:value-type="float" office:value="0.00184744427009553" calcext:value-type="float">
            <text:p>0,00184744427009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D30]/[$Components.$G$6]" office:value-type="float" office:value="0.153536047703924" calcext:value-type="float">
            <text:p>0,153536047703924</text:p>
          </table:table-cell>
          <table:table-cell table:formula="of:=[.B30]/[$Components.$G$5]" office:value-type="float" office:value="0.307072095407848" calcext:value-type="float">
            <text:p>0,307072095407848</text:p>
          </table:table-cell>
          <table:table-cell table:formula="of:=[.D29]-[.E29]" office:value-type="float" office:value="0.0153536047703924" calcext:value-type="float">
            <text:p>0,015353604770393</text:p>
          </table:table-cell>
          <table:table-cell table:formula="of:=[.C30]*[.$I$2]" office:value-type="float" office:value="0.00164902321315446" calcext:value-type="float">
            <text:p>0,00164902321315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D31]/[$Components.$G$6]" office:value-type="float" office:value="0.13704581557238" calcext:value-type="float">
            <text:p>0,13704581557238</text:p>
          </table:table-cell>
          <table:table-cell table:formula="of:=[.B31]/[$Components.$G$5]" office:value-type="float" office:value="0.274091631144759" calcext:value-type="float">
            <text:p>0,274091631144759</text:p>
          </table:table-cell>
          <table:table-cell table:formula="of:=[.D30]-[.E30]" office:value-type="float" office:value="0.013704581557238" calcext:value-type="float">
            <text:p>0,013704581557238</text:p>
          </table:table-cell>
          <table:table-cell table:formula="of:=[.C31]*[.$I$2]" office:value-type="float" office:value="0.00147191317299203" calcext:value-type="float">
            <text:p>0,00147191317299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D32]/[$Components.$G$6]" office:value-type="float" office:value="0.122326683842459" calcext:value-type="float">
            <text:p>0,122326683842459</text:p>
          </table:table-cell>
          <table:table-cell table:formula="of:=[.B32]/[$Components.$G$5]" office:value-type="float" office:value="0.244653367684919" calcext:value-type="float">
            <text:p>0,244653367684919</text:p>
          </table:table-cell>
          <table:table-cell table:formula="of:=[.D31]-[.E31]" office:value-type="float" office:value="0.0122326683842459" calcext:value-type="float">
            <text:p>0,012232668384246</text:p>
          </table:table-cell>
          <table:table-cell table:formula="of:=[.C32]*[.$I$2]" office:value-type="float" office:value="0.00131382528247317" calcext:value-type="float">
            <text:p>0,00131382528247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D33]/[$Components.$G$6]" office:value-type="float" office:value="0.109188431017728" calcext:value-type="float">
            <text:p>0,109188431017728</text:p>
          </table:table-cell>
          <table:table-cell table:formula="of:=[.B33]/[$Components.$G$5]" office:value-type="float" office:value="0.218376862035455" calcext:value-type="float">
            <text:p>0,218376862035455</text:p>
          </table:table-cell>
          <table:table-cell table:formula="of:=[.D32]-[.E32]" office:value-type="float" office:value="0.0109188431017728" calcext:value-type="float">
            <text:p>0,010918843101773</text:p>
          </table:table-cell>
          <table:table-cell table:formula="of:=[.C33]*[.$I$2]" office:value-type="float" office:value="0.0011727165056597" calcext:value-type="float">
            <text:p>0,0011727165056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D34]/[$Components.$G$6]" office:value-type="float" office:value="0.0974612659611306" calcext:value-type="float">
            <text:p>0,097461265961131</text:p>
          </table:table-cell>
          <table:table-cell table:formula="of:=[.B34]/[$Components.$G$5]" office:value-type="float" office:value="0.194922531922261" calcext:value-type="float">
            <text:p>0,194922531922261</text:p>
          </table:table-cell>
          <table:table-cell table:formula="of:=[.D33]-[.E33]" office:value-type="float" office:value="0.00974612659611306" calcext:value-type="float">
            <text:p>0,009746126596113</text:p>
          </table:table-cell>
          <table:table-cell table:formula="of:=[.C34]*[.$I$2]" office:value-type="float" office:value="0.00104676323480233" calcext:value-type="float">
            <text:p>0,00104676323480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35]/[$Components.$G$6]" office:value-type="float" office:value="0.0869936336131073" calcext:value-type="float">
            <text:p>0,086993633613107</text:p>
          </table:table-cell>
          <table:table-cell table:formula="of:=[.B35]/[$Components.$G$5]" office:value-type="float" office:value="0.173987267226215" calcext:value-type="float">
            <text:p>0,173987267226215</text:p>
          </table:table-cell>
          <table:table-cell table:formula="of:=[.D34]-[.E34]" office:value-type="float" office:value="0.00869936336131073" calcext:value-type="float">
            <text:p>0,008699363361311</text:p>
          </table:table-cell>
          <table:table-cell table:formula="of:=[.C35]*[.$I$2]" office:value-type="float" office:value="0.000934337723094857" calcext:value-type="float">
            <text:p>0,00093433772309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D36]/[$Components.$G$6]" office:value-type="float" office:value="0.0776502563821587" calcext:value-type="float">
            <text:p>0,077650256382159</text:p>
          </table:table-cell>
          <table:table-cell table:formula="of:=[.B36]/[$Components.$G$5]" office:value-type="float" office:value="0.155300512764318" calcext:value-type="float">
            <text:p>0,155300512764318</text:p>
          </table:table-cell>
          <table:table-cell table:formula="of:=[.D35]-[.E35]" office:value-type="float" office:value="0.00776502563821588" calcext:value-type="float">
            <text:p>0,007765025638216</text:p>
          </table:table-cell>
          <table:table-cell table:formula="of:=[.C36]*[.$I$2]" office:value-type="float" office:value="0.0008339870486213" calcext:value-type="float">
            <text:p>0,00083398704862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D37]/[$Components.$G$6]" office:value-type="float" office:value="0.0693103858959458" calcext:value-type="float">
            <text:p>0,069310385895946</text:p>
          </table:table-cell>
          <table:table-cell table:formula="of:=[.B37]/[$Components.$G$5]" office:value-type="float" office:value="0.138620771791892" calcext:value-type="float">
            <text:p>0,138620771791892</text:p>
          </table:table-cell>
          <table:table-cell table:formula="of:=[.D36]-[.E36]" office:value-type="float" office:value="0.00693103858959458" calcext:value-type="float">
            <text:p>0,006931038589595</text:p>
          </table:table-cell>
          <table:table-cell table:formula="of:=[.C37]*[.$I$2]" office:value-type="float" office:value="0.000744414337638226" calcext:value-type="float">
            <text:p>0,00074441433763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D38]/[$Components.$G$6]" office:value-type="float" office:value="0.0618662425195635" calcext:value-type="float">
            <text:p>0,061866242519564</text:p>
          </table:table-cell>
          <table:table-cell table:formula="of:=[.B38]/[$Components.$G$5]" office:value-type="float" office:value="0.123732485039127" calcext:value-type="float">
            <text:p>0,123732485039127</text:p>
          </table:table-cell>
          <table:table-cell table:formula="of:=[.D37]-[.E37]" office:value-type="float" office:value="0.00618662425195635" calcext:value-type="float">
            <text:p>0,006186624251956</text:p>
          </table:table-cell>
          <table:table-cell table:formula="of:=[.C38]*[.$I$2]" office:value-type="float" office:value="0.000664462004532868" calcext:value-type="float">
            <text:p>0,00066446200453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D39]/[$Components.$G$6]" office:value-type="float" office:value="0.0552216224742348" calcext:value-type="float">
            <text:p>0,055221622474235</text:p>
          </table:table-cell>
          <table:table-cell table:formula="of:=[.B39]/[$Components.$G$5]" office:value-type="float" office:value="0.11044324494847" calcext:value-type="float">
            <text:p>0,11044324494847</text:p>
          </table:table-cell>
          <table:table-cell table:formula="of:=[.D38]-[.E38]" office:value-type="float" office:value="0.00552216224742348" calcext:value-type="float">
            <text:p>0,005522162247423</text:p>
          </table:table-cell>
          <table:table-cell table:formula="of:=[.C39]*[.$I$2]" office:value-type="float" office:value="0.000593096791860024" calcext:value-type="float">
            <text:p>0,0005930967918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D40]/[$Components.$G$6]" office:value-type="float" office:value="0.0492906545556346" calcext:value-type="float">
            <text:p>0,049290654555635</text:p>
          </table:table-cell>
          <table:table-cell table:formula="of:=[.B40]/[$Components.$G$5]" office:value-type="float" office:value="0.0985813091112692" calcext:value-type="float">
            <text:p>0,098581309111269</text:p>
          </table:table-cell>
          <table:table-cell table:formula="of:=[.D39]-[.E39]" office:value-type="float" office:value="0.00492906545556346" calcext:value-type="float">
            <text:p>0,004929065455563</text:p>
          </table:table-cell>
          <table:table-cell table:formula="of:=[.C40]*[.$I$2]" office:value-type="float" office:value="0.000529396417123882" calcext:value-type="float">
            <text:p>0,00052939641712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D41]/[$Components.$G$6]" office:value-type="float" office:value="0.0439966903843958" calcext:value-type="float">
            <text:p>0,043996690384396</text:p>
          </table:table-cell>
          <table:table-cell table:formula="of:=[.B41]/[$Components.$G$5]" office:value-type="float" office:value="0.0879933807687915" calcext:value-type="float">
            <text:p>0,087993380768792</text:p>
          </table:table-cell>
          <table:table-cell table:formula="of:=[.D40]-[.E40]" office:value-type="float" office:value="0.00439966903843958" calcext:value-type="float">
            <text:p>0,00439966903844</text:p>
          </table:table-cell>
          <table:table-cell table:formula="of:=[.C41]*[.$I$2]" office:value-type="float" office:value="0.000472537653735526" calcext:value-type="float">
            <text:p>0,00047253765373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D42]/[$Components.$G$6]" office:value-type="float" office:value="0.0392713138470405" calcext:value-type="float">
            <text:p>0,039271313847041</text:p>
          </table:table-cell>
          <table:table-cell table:formula="of:=[.B42]/[$Components.$G$5]" office:value-type="float" office:value="0.078542627694081" calcext:value-type="float">
            <text:p>0,078542627694081</text:p>
          </table:table-cell>
          <table:table-cell table:formula="of:=[.D41]-[.E41]" office:value-type="float" office:value="0.00392713138470405" calcext:value-type="float">
            <text:p>0,003927131384704</text:p>
          </table:table-cell>
          <table:table-cell table:formula="of:=[.C42]*[.$I$2]" office:value-type="float" office:value="0.000421785692111369" calcext:value-type="float">
            <text:p>0,00042178569211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D43]/[$Components.$G$6]" office:value-type="float" office:value="0.0350534569259268" calcext:value-type="float">
            <text:p>0,035053456925927</text:p>
          </table:table-cell>
          <table:table-cell table:formula="of:=[.B43]/[$Components.$G$5]" office:value-type="float" office:value="0.0701069138518536" calcext:value-type="float">
            <text:p>0,070106913851854</text:p>
          </table:table-cell>
          <table:table-cell table:formula="of:=[.D42]-[.E42]" office:value-type="float" office:value="0.00350534569259268" calcext:value-type="float">
            <text:p>0,003505345692593</text:p>
          </table:table-cell>
          <table:table-cell table:formula="of:=[.C43]*[.$I$2]" office:value-type="float" office:value="0.000376484643421532" calcext:value-type="float">
            <text:p>0,00037648464342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D44]/[$Components.$G$6]" office:value-type="float" office:value="0.0312886104917115" calcext:value-type="float">
            <text:p>0,031288610491712</text:p>
          </table:table-cell>
          <table:table-cell table:formula="of:=[.B44]/[$Components.$G$5]" office:value-type="float" office:value="0.062577220983423" calcext:value-type="float">
            <text:p>0,062577220983423</text:p>
          </table:table-cell>
          <table:table-cell table:formula="of:=[.D43]-[.E43]" office:value-type="float" office:value="0.00312886104917115" calcext:value-type="float">
            <text:p>0,003128861049171</text:p>
          </table:table-cell>
          <table:table-cell table:formula="of:=[.C44]*[.$I$2]" office:value-type="float" office:value="0.000336049063264129" calcext:value-type="float">
            <text:p>0,00033604906326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D45]/[$Components.$G$6]" office:value-type="float" office:value="0.0279281198590702" calcext:value-type="float">
            <text:p>0,02792811985907</text:p>
          </table:table-cell>
          <table:table-cell table:formula="of:=[.B45]/[$Components.$G$5]" office:value-type="float" office:value="0.0558562397181404" calcext:value-type="float">
            <text:p>0,05585623971814</text:p>
          </table:table-cell>
          <table:table-cell table:formula="of:=[.D44]-[.E44]" office:value-type="float" office:value="0.00279281198590702" calcext:value-type="float">
            <text:p>0,002792811985907</text:p>
          </table:table-cell>
          <table:table-cell table:formula="of:=[.C45]*[.$I$2]" office:value-type="float" office:value="0.000299956385722372" calcext:value-type="float">
            <text:p>0,00029995638572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D46]/[$Components.$G$6]" office:value-type="float" office:value="0.0249285560018465" calcext:value-type="float">
            <text:p>0,024928556001847</text:p>
          </table:table-cell>
          <table:table-cell table:formula="of:=[.B46]/[$Components.$G$5]" office:value-type="float" office:value="0.049857112003693" calcext:value-type="float">
            <text:p>0,049857112003693</text:p>
          </table:table-cell>
          <table:table-cell table:formula="of:=[.D45]-[.E45]" office:value-type="float" office:value="0.00249285560018465" calcext:value-type="float">
            <text:p>0,002492855600185</text:p>
          </table:table-cell>
          <table:table-cell table:formula="of:=[.C46]*[.$I$2]" office:value-type="float" office:value="0.000267740170026632" calcext:value-type="float">
            <text:p>0,00026774017002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D47]/[$Components.$G$6]" office:value-type="float" office:value="0.0222511543015802" calcext:value-type="float">
            <text:p>0,02225115430158</text:p>
          </table:table-cell>
          <table:table-cell table:formula="of:=[.B47]/[$Components.$G$5]" office:value-type="float" office:value="0.0445023086031603" calcext:value-type="float">
            <text:p>0,04450230860316</text:p>
          </table:table-cell>
          <table:table-cell table:formula="of:=[.D46]-[.E46]" office:value-type="float" office:value="0.00222511543015802" calcext:value-type="float">
            <text:p>0,002225115430158</text:p>
          </table:table-cell>
          <table:table-cell table:formula="of:=[.C47]*[.$I$2]" office:value-type="float" office:value="0.000238984072545262" calcext:value-type="float">
            <text:p>0,0002389840725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D48]/[$Components.$G$6]" office:value-type="float" office:value="0.0198613135761276" calcext:value-type="float">
            <text:p>0,019861313576128</text:p>
          </table:table-cell>
          <table:table-cell table:formula="of:=[.B48]/[$Components.$G$5]" office:value-type="float" office:value="0.0397226271522551" calcext:value-type="float">
            <text:p>0,039722627152255</text:p>
          </table:table-cell>
          <table:table-cell table:formula="of:=[.D47]-[.E47]" office:value-type="float" office:value="0.00198613135761276" calcext:value-type="float">
            <text:p>0,001986131357613</text:p>
          </table:table-cell>
          <table:table-cell table:formula="of:=[.C48]*[.$I$2]" office:value-type="float" office:value="0.000213316466201683" calcext:value-type="float">
            <text:p>0,00021331646620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D49]/[$Components.$G$6]" office:value-type="float" office:value="0.0177281489141107" calcext:value-type="float">
            <text:p>0,017728148914111</text:p>
          </table:table-cell>
          <table:table-cell table:formula="of:=[.B49]/[$Components.$G$5]" office:value-type="float" office:value="0.0354562978282214" calcext:value-type="float">
            <text:p>0,035456297828222</text:p>
          </table:table-cell>
          <table:table-cell table:formula="of:=[.D48]-[.E48]" office:value-type="float" office:value="0.00177281489141107" calcext:value-type="float">
            <text:p>0,001772814891411</text:p>
          </table:table-cell>
          <table:table-cell table:formula="of:=[.C49]*[.$I$2]" office:value-type="float" office:value="0.000190405637782223" calcext:value-type="float">
            <text:p>0,00019040563778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D50]/[$Components.$G$6]" office:value-type="float" office:value="0.0158240925362885" calcext:value-type="float">
            <text:p>0,015824092536289</text:p>
          </table:table-cell>
          <table:table-cell table:formula="of:=[.B50]/[$Components.$G$5]" office:value-type="float" office:value="0.031648185072577" calcext:value-type="float">
            <text:p>0,031648185072577</text:p>
          </table:table-cell>
          <table:table-cell table:formula="of:=[.D49]-[.E49]" office:value-type="float" office:value="0.00158240925362885" calcext:value-type="float">
            <text:p>0,001582409253629</text:p>
          </table:table-cell>
          <table:table-cell table:formula="of:=[.C50]*[.$I$2]" office:value-type="float" office:value="0.000169955501067499" calcext:value-type="float">
            <text:p>0,00016995550106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D51]/[$Components.$G$6]" office:value-type="float" office:value="0.0141245375256135" calcext:value-type="float">
            <text:p>0,014124537525614</text:p>
          </table:table-cell>
          <table:table-cell table:formula="of:=[.B51]/[$Components.$G$5]" office:value-type="float" office:value="0.028249075051227" calcext:value-type="float">
            <text:p>0,028249075051227</text:p>
          </table:table-cell>
          <table:table-cell table:formula="of:=[.D50]-[.E50]" office:value-type="float" office:value="0.00141245375256135" calcext:value-type="float">
            <text:p>0,001412453752561</text:p>
          </table:table-cell>
          <table:table-cell table:formula="of:=[.C51]*[.$I$2]" office:value-type="float" office:value="0.000151701770386347" calcext:value-type="float">
            <text:p>0,00015170177038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D52]/[$Components.$G$6]" office:value-type="float" office:value="0.01260751982175" calcext:value-type="float">
            <text:p>0,01260751982175</text:p>
          </table:table-cell>
          <table:table-cell table:formula="of:=[.B52]/[$Components.$G$5]" office:value-type="float" office:value="0.0252150396435001" calcext:value-type="float">
            <text:p>0,0252150396435</text:p>
          </table:table-cell>
          <table:table-cell table:formula="of:=[.D51]-[.E51]" office:value-type="float" office:value="0.001260751982175" calcext:value-type="float">
            <text:p>0,001260751982175</text:p>
          </table:table-cell>
          <table:table-cell table:formula="of:=[.C52]*[.$I$2]" office:value-type="float" office:value="0.000135408545141542" calcext:value-type="float">
            <text:p>0,00013540854514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D53]/[$Components.$G$6]" office:value-type="float" office:value="0.0112534343703346" calcext:value-type="float">
            <text:p>0,011253434370335</text:p>
          </table:table-cell>
          <table:table-cell table:formula="of:=[.B53]/[$Components.$G$5]" office:value-type="float" office:value="0.0225068687406692" calcext:value-type="float">
            <text:p>0,022506868740669</text:p>
          </table:table-cell>
          <table:table-cell table:formula="of:=[.D52]-[.E52]" office:value-type="float" office:value="0.00112534343703346" calcext:value-type="float">
            <text:p>0,001125343437033</text:p>
          </table:table-cell>
          <table:table-cell table:formula="of:=[.C53]*[.$I$2]" office:value-type="float" office:value="0.000120865261167705" calcext:value-type="float">
            <text:p>0,00012086526116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D54]/[$Components.$G$6]" office:value-type="float" office:value="0.0100447817586576" calcext:value-type="float">
            <text:p>0,010044781758658</text:p>
          </table:table-cell>
          <table:table-cell table:formula="of:=[.B54]/[$Components.$G$5]" office:value-type="float" office:value="0.0200895635173151" calcext:value-type="float">
            <text:p>0,020089563517315</text:p>
          </table:table-cell>
          <table:table-cell table:formula="of:=[.D53]-[.E53]" office:value-type="float" office:value="0.00100447817586576" calcext:value-type="float">
            <text:p>0,001004478175866</text:p>
          </table:table-cell>
          <table:table-cell table:formula="of:=[.C54]*[.$I$2]" office:value-type="float" office:value="0.00010788396952251" calcext:value-type="float">
            <text:p>0,00010788396952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D55]/[$Components.$G$6]" office:value-type="float" office:value="0.00896594206343247" calcext:value-type="float">
            <text:p>0,008965942063432</text:p>
          </table:table-cell>
          <table:table-cell table:formula="of:=[.B55]/[$Components.$G$5]" office:value-type="float" office:value="0.0179318841268649" calcext:value-type="float">
            <text:p>0,017931884126865</text:p>
          </table:table-cell>
          <table:table-cell table:formula="of:=[.D54]-[.E54]" office:value-type="float" office:value="0.000896594206343247" calcext:value-type="float">
            <text:p>0,000896594206343</text:p>
          </table:table-cell>
          <table:table-cell table:formula="of:=[.C55]*[.$I$2]" office:value-type="float" office:value="0.0000962969075438837" calcext:value-type="float">
            <text:p>9,62969075438837E-0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D56]/[$Components.$G$6]" office:value-type="float" office:value="0.00800297298799363" calcext:value-type="float">
            <text:p>0,008002972987994</text:p>
          </table:table-cell>
          <table:table-cell table:formula="of:=[.B56]/[$Components.$G$5]" office:value-type="float" office:value="0.0160059459759873" calcext:value-type="float">
            <text:p>0,016005945975987</text:p>
          </table:table-cell>
          <table:table-cell table:formula="of:=[.D55]-[.E55]" office:value-type="float" office:value="0.000800297298799363" calcext:value-type="float">
            <text:p>0,000800297298799</text:p>
          </table:table-cell>
          <table:table-cell table:formula="of:=[.C56]*[.$I$2]" office:value-type="float" office:value="0.000085954330782948" calcext:value-type="float">
            <text:p>8,5954330782948E-0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D57]/[$Components.$G$6]" office:value-type="float" office:value="0.00714342968016415" calcext:value-type="float">
            <text:p>0,007143429680164</text:p>
          </table:table-cell>
          <table:table-cell table:formula="of:=[.B57]/[$Components.$G$5]" office:value-type="float" office:value="0.0142868593603283" calcext:value-type="float">
            <text:p>0,014286859360328</text:p>
          </table:table-cell>
          <table:table-cell table:formula="of:=[.D56]-[.E56]" office:value-type="float" office:value="0.000714342968016415" calcext:value-type="float">
            <text:p>0,000714342968016</text:p>
          </table:table-cell>
          <table:table-cell table:formula="of:=[.C57]*[.$I$2]" office:value-type="float" office:value="0.000076722577793867" calcext:value-type="float">
            <text:p>7,6722577793867E-0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D58]/[$Components.$G$6]" office:value-type="float" office:value="0.00637620390222548" calcext:value-type="float">
            <text:p>0,006376203902225</text:p>
          </table:table-cell>
          <table:table-cell table:formula="of:=[.B58]/[$Components.$G$5]" office:value-type="float" office:value="0.012752407804451" calcext:value-type="float">
            <text:p>0,012752407804451</text:p>
          </table:table-cell>
          <table:table-cell table:formula="of:=[.D57]-[.E57]" office:value-type="float" office:value="0.000637620390222548" calcext:value-type="float">
            <text:p>0,000637620390223</text:p>
          </table:table-cell>
          <table:table-cell table:formula="of:=[.C58]*[.$I$2]" office:value-type="float" office:value="0.0000684823427710723" calcext:value-type="float">
            <text:p>6,84823427710723E-0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D59]/[$Components.$G$6]" office:value-type="float" office:value="0.00569138047451476" calcext:value-type="float">
            <text:p>0,005691380474515</text:p>
          </table:table-cell>
          <table:table-cell table:formula="of:=[.B59]/[$Components.$G$5]" office:value-type="float" office:value="0.0113827609490295" calcext:value-type="float">
            <text:p>0,01138276094903</text:p>
          </table:table-cell>
          <table:table-cell table:formula="of:=[.D58]-[.E58]" office:value-type="float" office:value="0.000569138047451476" calcext:value-type="float">
            <text:p>0,000569138047451</text:p>
          </table:table-cell>
          <table:table-cell table:formula="of:=[.C59]*[.$I$2]" office:value-type="float" office:value="0.0000611271337104308" calcext:value-type="float">
            <text:p>6,11271337104308E-0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D60]/[$Components.$G$6]" office:value-type="float" office:value="0.00508010913741045" calcext:value-type="float">
            <text:p>0,00508010913741</text:p>
          </table:table-cell>
          <table:table-cell table:formula="of:=[.B60]/[$Components.$G$5]" office:value-type="float" office:value="0.0101602182748209" calcext:value-type="float">
            <text:p>0,010160218274821</text:p>
          </table:table-cell>
          <table:table-cell table:formula="of:=[.D59]-[.E59]" office:value-type="float" office:value="0.000508010913741045" calcext:value-type="float">
            <text:p>0,000508010913741</text:p>
          </table:table-cell>
          <table:table-cell table:formula="of:=[.C60]*[.$I$2]" office:value-type="float" office:value="0.0000545618961685294" calcext:value-type="float">
            <text:p>5,45618961685294E-0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D61]/[$Components.$G$6]" office:value-type="float" office:value="0.00453449017572515" calcext:value-type="float">
            <text:p>0,004534490175725</text:p>
          </table:table-cell>
          <table:table-cell table:formula="of:=[.B61]/[$Components.$G$5]" office:value-type="float" office:value="0.00906898035145031" calcext:value-type="float">
            <text:p>0,00906898035145</text:p>
          </table:table-cell>
          <table:table-cell table:formula="of:=[.D60]-[.E60]" office:value-type="float" office:value="0.000453449017572515" calcext:value-type="float">
            <text:p>0,000453449017573</text:p>
          </table:table-cell>
          <table:table-cell table:formula="of:=[.C61]*[.$I$2]" office:value-type="float" office:value="0.0000487017848343409" calcext:value-type="float">
            <text:p>4,87017848343409E-0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D62]/[$Components.$G$6]" office:value-type="float" office:value="0.00404747232738175" calcext:value-type="float">
            <text:p>0,004047472327382</text:p>
          </table:table-cell>
          <table:table-cell table:formula="of:=[.B62]/[$Components.$G$5]" office:value-type="float" office:value="0.00809494465476349" calcext:value-type="float">
            <text:p>0,008094944654763</text:p>
          </table:table-cell>
          <table:table-cell table:formula="of:=[.D61]-[.E61]" office:value-type="float" office:value="0.000404747232738175" calcext:value-type="float">
            <text:p>0,000404747232738</text:p>
          </table:table-cell>
          <table:table-cell table:formula="of:=[.C62]*[.$I$2]" office:value-type="float" office:value="0.0000434710670377782" calcext:value-type="float">
            <text:p>4,34710670377782E-0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D63]/[$Components.$G$6]" office:value-type="float" office:value="0.00361276165700396" calcext:value-type="float">
            <text:p>0,003612761657004</text:p>
          </table:table-cell>
          <table:table-cell table:formula="of:=[.B63]/[$Components.$G$5]" office:value-type="float" office:value="0.00722552331400793" calcext:value-type="float">
            <text:p>0,007225523314008</text:p>
          </table:table-cell>
          <table:table-cell table:formula="of:=[.D62]-[.E62]" office:value-type="float" office:value="0.000361276165700396" calcext:value-type="float">
            <text:p>0,0003612761657</text:p>
          </table:table-cell>
          <table:table-cell table:formula="of:=[.C63]*[.$I$2]" office:value-type="float" office:value="0.0000388021440247197" calcext:value-type="float">
            <text:p>3,88021440247197E-0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D64]/[$Components.$G$6]" office:value-type="float" office:value="0.00322474021675677" calcext:value-type="float">
            <text:p>0,003224740216757</text:p>
          </table:table-cell>
          <table:table-cell table:formula="of:=[.B64]/[$Components.$G$5]" office:value-type="float" office:value="0.00644948043351353" calcext:value-type="float">
            <text:p>0,006449480433514</text:p>
          </table:table-cell>
          <table:table-cell table:formula="of:=[.D63]-[.E63]" office:value-type="float" office:value="0.000322474021675677" calcext:value-type="float">
            <text:p>0,000322474021676</text:p>
          </table:table-cell>
          <table:table-cell table:formula="of:=[.C64]*[.$I$2]" office:value-type="float" office:value="0.0000346346773500327" calcext:value-type="float">
            <text:p>3,46346773500327E-0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D65]/[$Components.$G$6]" office:value-type="float" office:value="0.00287839344325644" calcext:value-type="float">
            <text:p>0,002878393443256</text:p>
          </table:table-cell>
          <table:table-cell table:formula="of:=[.B65]/[$Components.$G$5]" office:value-type="float" office:value="0.00575678688651288" calcext:value-type="float">
            <text:p>0,005756786886513</text:p>
          </table:table-cell>
          <table:table-cell table:formula="of:=[.D64]-[.E64]" office:value-type="float" office:value="0.000287839344325644" calcext:value-type="float">
            <text:p>0,000287839344326</text:p>
          </table:table-cell>
          <table:table-cell table:formula="of:=[.C65]*[.$I$2]" office:value-type="float" office:value="0.0000309148090986071" calcext:value-type="float">
            <text:p>3,09148090986071E-0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D66]/[$Components.$G$6]" office:value-type="float" office:value="0.00256924535227037" calcext:value-type="float">
            <text:p>0,00256924535227</text:p>
          </table:table-cell>
          <table:table-cell table:formula="of:=[.B66]/[$Components.$G$5]" office:value-type="float" office:value="0.00513849070454074" calcext:value-type="float">
            <text:p>0,005138490704541</text:p>
          </table:table-cell>
          <table:table-cell table:formula="of:=[.D65]-[.E65]" office:value-type="float" office:value="0.000256924535227037" calcext:value-type="float">
            <text:p>0,000256924535227</text:p>
          </table:table-cell>
          <table:table-cell table:formula="of:=[.C66]*[.$I$2]" office:value-type="float" office:value="0.0000275944658569894" calcext:value-type="float">
            <text:p>2,75944658569894E-0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67]/[$Components.$G$6]" office:value-type="float" office:value="0.00229330069370047" calcext:value-type="float">
            <text:p>0,0022933006937</text:p>
          </table:table-cell>
          <table:table-cell table:formula="of:=[.B67]/[$Components.$G$5]" office:value-type="float" office:value="0.00458660138740095" calcext:value-type="float">
            <text:p>0,004586601387401</text:p>
          </table:table-cell>
          <table:table-cell table:formula="of:=[.D66]-[.E66]" office:value-type="float" office:value="0.000229330069370047" calcext:value-type="float">
            <text:p>0,00022933006937</text:p>
          </table:table-cell>
          <table:table-cell table:formula="of:=[.C67]*[.$I$2]" office:value-type="float" office:value="0.0000246307374405512" calcext:value-type="float">
            <text:p>2,46307374405512E-0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D68]/[$Components.$G$6]" office:value-type="float" office:value="0.00204699331929496" calcext:value-type="float">
            <text:p>0,002046993319295</text:p>
          </table:table-cell>
          <table:table-cell table:formula="of:=[.B68]/[$Components.$G$5]" office:value-type="float" office:value="0.00409398663858992" calcext:value-type="float">
            <text:p>0,00409398663859</text:p>
          </table:table-cell>
          <table:table-cell table:formula="of:=[.D67]-[.E67]" office:value-type="float" office:value="0.000204699331929496" calcext:value-type="float">
            <text:p>0,000204699331929</text:p>
          </table:table-cell>
          <table:table-cell table:formula="of:=[.C68]*[.$I$2]" office:value-type="float" office:value="0.0000219853223472237" calcext:value-type="float">
            <text:p>2,19853223472237E-0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D69]/[$Components.$G$6]" office:value-type="float" office:value="0.00182714009582272" calcext:value-type="float">
            <text:p>0,001827140095823</text:p>
          </table:table-cell>
          <table:table-cell table:formula="of:=[.B69]/[$Components.$G$5]" office:value-type="float" office:value="0.00365428019164545" calcext:value-type="float">
            <text:p>0,003654280191645</text:p>
          </table:table-cell>
          <table:table-cell table:formula="of:=[.D68]-[.E68]" office:value-type="float" office:value="0.000182714009582272" calcext:value-type="float">
            <text:p>0,000182714009582</text:p>
          </table:table-cell>
          <table:table-cell table:formula="of:=[.C69]*[.$I$2]" office:value-type="float" office:value="0.0000196240327711648" calcext:value-type="float">
            <text:p>1,96240327711648E-0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D70]/[$Components.$G$6]" office:value-type="float" office:value="0.00163089976811108" calcext:value-type="float">
            <text:p>0,001630899768111</text:p>
          </table:table-cell>
          <table:table-cell table:formula="of:=[.B70]/[$Components.$G$5]" office:value-type="float" office:value="0.00326179953622215" calcext:value-type="float">
            <text:p>0,003261799536222</text:p>
          </table:table-cell>
          <table:table-cell table:formula="of:=[.D69]-[.E69]" office:value-type="float" office:value="0.000163089976811108" calcext:value-type="float">
            <text:p>0,000163089976811</text:p>
          </table:table-cell>
          <table:table-cell table:formula="of:=[.C70]*[.$I$2]" office:value-type="float" office:value="0.0000175163527794434" calcext:value-type="float">
            <text:p>1,75163527794434E-0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D71]/[$Components.$G$6]" office:value-type="float" office:value="0.00145573624031664" calcext:value-type="float">
            <text:p>0,001455736240317</text:p>
          </table:table-cell>
          <table:table-cell table:formula="of:=[.B71]/[$Components.$G$5]" office:value-type="float" office:value="0.00291147248063328" calcext:value-type="float">
            <text:p>0,002911472480633</text:p>
          </table:table-cell>
          <table:table-cell table:formula="of:=[.D70]-[.E70]" office:value-type="float" office:value="0.000145573624031664" calcext:value-type="float">
            <text:p>0,000145573624032</text:p>
          </table:table-cell>
          <table:table-cell table:formula="of:=[.C71]*[.$I$2]" office:value-type="float" office:value="0.0000156350439418728" calcext:value-type="float">
            <text:p>1,56350439418728E-0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D72]/[$Components.$G$6]" office:value-type="float" office:value="0.00129938580089791" calcext:value-type="float">
            <text:p>0,001299385800898</text:p>
          </table:table-cell>
          <table:table-cell table:formula="of:=[.B72]/[$Components.$G$5]" office:value-type="float" office:value="0.00259877160179583" calcext:value-type="float">
            <text:p>0,002598771601796</text:p>
          </table:table-cell>
          <table:table-cell table:formula="of:=[.D71]-[.E71]" office:value-type="float" office:value="0.000129938580089791" calcext:value-type="float">
            <text:p>0,00012993858009</text:p>
          </table:table-cell>
          <table:table-cell table:formula="of:=[.C72]*[.$I$2]" office:value-type="float" office:value="0.0000139557933173839" calcext:value-type="float">
            <text:p>1,39557933173839E-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D73]/[$Components.$G$6]" office:value-type="float" office:value="0.00115982786772408" calcext:value-type="float">
            <text:p>0,001159827867724</text:p>
          </table:table-cell>
          <table:table-cell table:formula="of:=[.B73]/[$Components.$G$5]" office:value-type="float" office:value="0.00231965573544815" calcext:value-type="float">
            <text:p>0,002319655735448</text:p>
          </table:table-cell>
          <table:table-cell table:formula="of:=[.D72]-[.E72]" office:value-type="float" office:value="0.000115982786772408" calcext:value-type="float">
            <text:p>0,000115982786772</text:p>
          </table:table-cell>
          <table:table-cell table:formula="of:=[.C73]*[.$I$2]" office:value-type="float" office:value="0.0000124568992477169" calcext:value-type="float">
            <text:p>1,24568992477169E-0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D74]/[$Components.$G$6]" office:value-type="float" office:value="0.00103525887524691" calcext:value-type="float">
            <text:p>0,001035258875247</text:p>
          </table:table-cell>
          <table:table-cell table:formula="of:=[.B74]/[$Components.$G$5]" office:value-type="float" office:value="0.00207051775049381" calcext:value-type="float">
            <text:p>0,002070517750494</text:p>
          </table:table-cell>
          <table:table-cell table:formula="of:=[.D73]-[.E73]" office:value-type="float" office:value="0.000103525887524691" calcext:value-type="float">
            <text:p>0,000103525887525</text:p>
          </table:table-cell>
          <table:table-cell table:formula="of:=[.C74]*[.$I$2]" office:value-type="float" office:value="0.0000111189908978144" calcext:value-type="float">
            <text:p>1,11189908978144E-0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D75]/[$Components.$G$6]" office:value-type="float" office:value="0.000924068966268763" calcext:value-type="float">
            <text:p>0,000924068966269</text:p>
          </table:table-cell>
          <table:table-cell table:formula="of:=[.B75]/[$Components.$G$5]" office:value-type="float" office:value="0.00184813793253753" calcext:value-type="float">
            <text:p>0,001848137932538</text:p>
          </table:table-cell>
          <table:table-cell table:formula="of:=[.D74]-[.E74]" office:value-type="float" office:value="0.0000924068966268763" calcext:value-type="float">
            <text:p>9,24068966268763E-05</text:p>
          </table:table-cell>
          <table:table-cell table:formula="of:=[.C75]*[.$I$2]" office:value-type="float" office:value="0.0000099247779184164" calcext:value-type="float">
            <text:p>9,9247779184164E-0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D76]/[$Components.$G$6]" office:value-type="float" office:value="0.000824821187084599" calcext:value-type="float">
            <text:p>0,000824821187085</text:p>
          </table:table-cell>
          <table:table-cell table:formula="of:=[.B76]/[$Components.$G$5]" office:value-type="float" office:value="0.0016496423741692" calcext:value-type="float">
            <text:p>0,001649642374169</text:p>
          </table:table-cell>
          <table:table-cell table:formula="of:=[.D75]-[.E75]" office:value-type="float" office:value="0.0000824821187084599" calcext:value-type="float">
            <text:p>8,24821187084599E-05</text:p>
          </table:table-cell>
          <table:table-cell table:formula="of:=[.C76]*[.$I$2]" office:value-type="float" office:value="0.00000885882699564472" calcext:value-type="float">
            <text:p>8,85882699564472E-0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D77]/[$Components.$G$6]" office:value-type="float" office:value="0.000736232917128152" calcext:value-type="float">
            <text:p>0,000736232917128</text:p>
          </table:table-cell>
          <table:table-cell table:formula="of:=[.B77]/[$Components.$G$5]" office:value-type="float" office:value="0.0014724658342563" calcext:value-type="float">
            <text:p>0,001472465834256</text:p>
          </table:table-cell>
          <table:table-cell table:formula="of:=[.D76]-[.E76]" office:value-type="float" office:value="0.0000736232917128152" calcext:value-type="float">
            <text:p>7,36232917128152E-05</text:p>
          </table:table-cell>
          <table:table-cell table:formula="of:=[.C77]*[.$I$2]" office:value-type="float" office:value="0.00000790736239983149" calcext:value-type="float">
            <text:p>7,90736239983149E-0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D78]/[$Components.$G$6]" office:value-type="float" office:value="0.000657159293129837" calcext:value-type="float">
            <text:p>0,00065715929313</text:p>
          </table:table-cell>
          <table:table-cell table:formula="of:=[.B78]/[$Components.$G$5]" office:value-type="float" office:value="0.00131431858625967" calcext:value-type="float">
            <text:p>0,00131431858626</text:p>
          </table:table-cell>
          <table:table-cell table:formula="of:=[.D77]-[.E77]" office:value-type="float" office:value="0.0000657159293129837" calcext:value-type="float">
            <text:p>6,57159293129837E-05</text:p>
          </table:table-cell>
          <table:table-cell table:formula="of:=[.C78]*[.$I$2]" office:value-type="float" office:value="0.00000705808795600239" calcext:value-type="float">
            <text:p>7,05808795600239E-0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D79]/[$Components.$G$6]" office:value-type="float" office:value="0.000586578413569813" calcext:value-type="float">
            <text:p>0,00058657841357</text:p>
          </table:table-cell>
          <table:table-cell table:formula="of:=[.B79]/[$Components.$G$5]" office:value-type="float" office:value="0.00117315682713963" calcext:value-type="float">
            <text:p>0,00117315682714</text:p>
          </table:table-cell>
          <table:table-cell table:formula="of:=[.D78]-[.E78]" office:value-type="float" office:value="0.0000586578413569813" calcext:value-type="float">
            <text:p>5,86578413569813E-05</text:p>
          </table:table-cell>
          <table:table-cell table:formula="of:=[.C79]*[.$I$2]" office:value-type="float" office:value="0.00000630002813526387" calcext:value-type="float">
            <text:p>6,30002813526387E-0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D80]/[$Components.$G$6]" office:value-type="float" office:value="0.000523578132217175" calcext:value-type="float">
            <text:p>0,000523578132217</text:p>
          </table:table-cell>
          <table:table-cell table:formula="of:=[.B80]/[$Components.$G$5]" office:value-type="float" office:value="0.00104715626443435" calcext:value-type="float">
            <text:p>0,001047156264434</text:p>
          </table:table-cell>
          <table:table-cell table:formula="of:=[.D79]-[.E79]" office:value-type="float" office:value="0.0000523578132217175" calcext:value-type="float">
            <text:p>5,23578132217175E-05</text:p>
          </table:table-cell>
          <table:table-cell table:formula="of:=[.C80]*[.$I$2]" office:value-type="float" office:value="0.00000562338621345212" calcext:value-type="float">
            <text:p>5,62338621345212E-0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D81]/[$Components.$G$6]" office:value-type="float" office:value="0.000467344270082653" calcext:value-type="float">
            <text:p>0,000467344270083</text:p>
          </table:table-cell>
          <table:table-cell table:formula="of:=[.B81]/[$Components.$G$5]" office:value-type="float" office:value="0.000934688540165307" calcext:value-type="float">
            <text:p>0,000934688540165</text:p>
          </table:table-cell>
          <table:table-cell table:formula="of:=[.D80]-[.E80]" office:value-type="float" office:value="0.0000467344270082653" calcext:value-type="float">
            <text:p>4,67344270082653E-05</text:p>
          </table:table-cell>
          <table:table-cell table:formula="of:=[.C81]*[.$I$2]" office:value-type="float" office:value="0.00000501941766396872" calcext:value-type="float">
            <text:p>5,01941766396872E-0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D82]/[$Components.$G$6]" office:value-type="float" office:value="0.000417150093442966" calcext:value-type="float">
            <text:p>0,000417150093443</text:p>
          </table:table-cell>
          <table:table-cell table:formula="of:=[.B82]/[$Components.$G$5]" office:value-type="float" office:value="0.000834300186885932" calcext:value-type="float">
            <text:p>0,000834300186886</text:p>
          </table:table-cell>
          <table:table-cell table:formula="of:=[.D81]-[.E81]" office:value-type="float" office:value="0.0000417150093442966" calcext:value-type="float">
            <text:p>4,17150093442966E-05</text:p>
          </table:table-cell>
          <table:table-cell table:formula="of:=[.C82]*[.$I$2]" office:value-type="float" office:value="0.00000448031714860549" calcext:value-type="float">
            <text:p>4,48031714860549E-0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D83]/[$Components.$G$6]" office:value-type="float" office:value="0.000372346921956911" calcext:value-type="float">
            <text:p>0,000372346921957</text:p>
          </table:table-cell>
          <table:table-cell table:formula="of:=[.B83]/[$Components.$G$5]" office:value-type="float" office:value="0.000744693843913823" calcext:value-type="float">
            <text:p>0,000744693843914</text:p>
          </table:table-cell>
          <table:table-cell table:formula="of:=[.D82]-[.E82]" office:value-type="float" office:value="0.0000372346921956911" calcext:value-type="float">
            <text:p>3,72346921956911E-05</text:p>
          </table:table-cell>
          <table:table-cell table:formula="of:=[.C83]*[.$I$2]" office:value-type="float" office:value="0.00000399911764589381" calcext:value-type="float">
            <text:p>3,99911764589381E-0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D84]/[$Components.$G$6]" office:value-type="float" office:value="0.000332355745497973" calcext:value-type="float">
            <text:p>0,000332355745498</text:p>
          </table:table-cell>
          <table:table-cell table:formula="of:=[.B84]/[$Components.$G$5]" office:value-type="float" office:value="0.000664711490995946" calcext:value-type="float">
            <text:p>0,000664711490996</text:p>
          </table:table-cell>
          <table:table-cell table:formula="of:=[.D83]-[.E83]" office:value-type="float" office:value="0.0000332355745497973" calcext:value-type="float">
            <text:p>3,32355745497973E-05</text:p>
          </table:table-cell>
          <table:table-cell table:formula="of:=[.C84]*[.$I$2]" office:value-type="float" office:value="0.00000356960041337188" calcext:value-type="float">
            <text:p>3,56960041337188E-06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D85]/[$Components.$G$6]" office:value-type="float" office:value="0.000296659741364254" calcext:value-type="float">
            <text:p>0,000296659741364</text:p>
          </table:table-cell>
          <table:table-cell table:formula="of:=[.B85]/[$Components.$G$5]" office:value-type="float" office:value="0.000593319482728509" calcext:value-type="float">
            <text:p>0,000593319482729</text:p>
          </table:table-cell>
          <table:table-cell table:formula="of:=[.D84]-[.E84]" office:value-type="float" office:value="0.0000296659741364254" calcext:value-type="float">
            <text:p>2,96659741364254E-05</text:p>
          </table:table-cell>
          <table:table-cell table:formula="of:=[.C85]*[.$I$2]" office:value-type="float" office:value="0.0000031862146201745" calcext:value-type="float">
            <text:p>3,1862146201745E-0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D86]/[$Components.$G$6]" office:value-type="float" office:value="0.000264797595162509" calcext:value-type="float">
            <text:p>0,000264797595163</text:p>
          </table:table-cell>
          <table:table-cell table:formula="of:=[.B86]/[$Components.$G$5]" office:value-type="float" office:value="0.000529595190325019" calcext:value-type="float">
            <text:p>0,000529595190325</text:p>
          </table:table-cell>
          <table:table-cell table:formula="of:=[.D85]-[.E85]" office:value-type="float" office:value="0.0000264797595162509" calcext:value-type="float">
            <text:p>2,64797595162509E-05</text:p>
          </table:table-cell>
          <table:table-cell table:formula="of:=[.C86]*[.$I$2]" office:value-type="float" office:value="0.0000028440056113239" calcext:value-type="float">
            <text:p>2,8440056113239E-06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D87]/[$Components.$G$6]" office:value-type="float" office:value="0.00023635753904927" calcext:value-type="float">
            <text:p>0,000236357539049</text:p>
          </table:table-cell>
          <table:table-cell table:formula="of:=[.B87]/[$Components.$G$5]" office:value-type="float" office:value="0.000472715078098541" calcext:value-type="float">
            <text:p>0,000472715078099</text:p>
          </table:table-cell>
          <table:table-cell table:formula="of:=[.D86]-[.E86]" office:value-type="float" office:value="0.000023635753904927" calcext:value-type="float">
            <text:p>2,3635753904927E-05</text:p>
          </table:table-cell>
          <table:table-cell table:formula="of:=[.C87]*[.$I$2]" office:value-type="float" office:value="0.00000253855087665088" calcext:value-type="float">
            <text:p>2,53855087665088E-0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D88]/[$Components.$G$6]" office:value-type="float" office:value="0.000210972030282762" calcext:value-type="float">
            <text:p>0,000210972030283</text:p>
          </table:table-cell>
          <table:table-cell table:formula="of:=[.B88]/[$Components.$G$5]" office:value-type="float" office:value="0.000421944060565523" calcext:value-type="float">
            <text:p>0,000421944060566</text:p>
          </table:table-cell>
          <table:table-cell table:formula="of:=[.D87]-[.E87]" office:value-type="float" office:value="0.0000210972030282762" calcext:value-type="float">
            <text:p>2,10972030282762E-05</text:p>
          </table:table-cell>
          <table:table-cell table:formula="of:=[.C88]*[.$I$2]" office:value-type="float" office:value="0.00000226590289684594" calcext:value-type="float">
            <text:p>2,26590289684594E-0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D89]/[$Components.$G$6]" office:value-type="float" office:value="0.000188313001314302" calcext:value-type="float">
            <text:p>0,000188313001314</text:p>
          </table:table-cell>
          <table:table-cell table:formula="of:=[.B89]/[$Components.$G$5]" office:value-type="float" office:value="0.000376626002628604" calcext:value-type="float">
            <text:p>0,000376626002629</text:p>
          </table:table-cell>
          <table:table-cell table:formula="of:=[.D88]-[.E88]" office:value-type="float" office:value="0.0000188313001314302" calcext:value-type="float">
            <text:p>1,88313001314302E-05</text:p>
          </table:table-cell>
          <table:table-cell table:formula="of:=[.C89]*[.$I$2]" office:value-type="float" office:value="0.000002022538128016" calcext:value-type="float">
            <text:p>2,022538128016E-0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D90]/[$Components.$G$6]" office:value-type="float" office:value="0.000168087620034142" calcext:value-type="float">
            <text:p>0,000168087620034</text:p>
          </table:table-cell>
          <table:table-cell table:formula="of:=[.B90]/[$Components.$G$5]" office:value-type="float" office:value="0.000336175240068284" calcext:value-type="float">
            <text:p>0,000336175240068</text:p>
          </table:table-cell>
          <table:table-cell table:formula="of:=[.D89]-[.E89]" office:value-type="float" office:value="0.0000168087620034142" calcext:value-type="float">
            <text:p>1,68087620034142E-05</text:p>
          </table:table-cell>
          <table:table-cell table:formula="of:=[.C90]*[.$I$2]" office:value-type="float" office:value="0.0000018053114654527" calcext:value-type="float">
            <text:p>1,8053114654527E-0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D91]/[$Components.$G$6]" office:value-type="float" office:value="0.000150034505379615" calcext:value-type="float">
            <text:p>0,00015003450538</text:p>
          </table:table-cell>
          <table:table-cell table:formula="of:=[.B91]/[$Components.$G$5]" office:value-type="float" office:value="0.00030006901075923" calcext:value-type="float">
            <text:p>0,000300069010759</text:p>
          </table:table-cell>
          <table:table-cell table:formula="of:=[.D90]-[.E90]" office:value-type="float" office:value="0.0000150034505379615" calcext:value-type="float">
            <text:p>1,50034505379615E-05</text:p>
          </table:table-cell>
          <table:table-cell table:formula="of:=[.C91]*[.$I$2]" office:value-type="float" office:value="0.00000161141559812868" calcext:value-type="float">
            <text:p>1,61141559812868E-0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D92]/[$Components.$G$6]" office:value-type="float" office:value="0.000133920349398328" calcext:value-type="float">
            <text:p>0,000133920349398</text:p>
          </table:table-cell>
          <table:table-cell table:formula="of:=[.B92]/[$Components.$G$5]" office:value-type="float" office:value="0.000267840698796657" calcext:value-type="float">
            <text:p>0,000267840698797</text:p>
          </table:table-cell>
          <table:table-cell table:formula="of:=[.D91]-[.E91]" office:value-type="float" office:value="0.0000133920349398328" calcext:value-type="float">
            <text:p>1,33920349398328E-05</text:p>
          </table:table-cell>
          <table:table-cell table:formula="of:=[.C92]*[.$I$2]" office:value-type="float" office:value="0.00000143834472864287" calcext:value-type="float">
            <text:p>1,43834472864287E-0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D93]/[$Components.$G$6]" office:value-type="float" office:value="0.0001195369021119" calcext:value-type="float">
            <text:p>0,000119536902112</text:p>
          </table:table-cell>
          <table:table-cell table:formula="of:=[.B93]/[$Components.$G$5]" office:value-type="float" office:value="0.000239073804223799" calcext:value-type="float">
            <text:p>0,000239073804224</text:p>
          </table:table-cell>
          <table:table-cell table:formula="of:=[.D92]-[.E92]" office:value-type="float" office:value="0.00001195369021119" calcext:value-type="float">
            <text:p>1,195369021119E-05</text:p>
          </table:table-cell>
          <table:table-cell table:formula="of:=[.C93]*[.$I$2]" office:value-type="float" office:value="0.00000128386218975244" calcext:value-type="float">
            <text:p>1,28386218975244E-0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D94]/[$Components.$G$6]" office:value-type="float" office:value="0.000106698280214375" calcext:value-type="float">
            <text:p>0,000106698280214</text:p>
          </table:table-cell>
          <table:table-cell table:formula="of:=[.B94]/[$Components.$G$5]" office:value-type="float" office:value="0.000213396560428751" calcext:value-type="float">
            <text:p>0,000213396560429</text:p>
          </table:table-cell>
          <table:table-cell table:formula="of:=[.D93]-[.E93]" office:value-type="float" office:value="0.0000106698280214375" calcext:value-type="float">
            <text:p>1,06698280214375E-05</text:p>
          </table:table-cell>
          <table:table-cell table:formula="of:=[.C94]*[.$I$2]" office:value-type="float" office:value="0.00000114597153898646" calcext:value-type="float">
            <text:p>1,14597153898646E-06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D95]/[$Components.$G$6]" office:value-type="float" office:value="0.0000952385648245107" calcext:value-type="float">
            <text:p>9,52385648245107E-05</text:p>
          </table:table-cell>
          <table:table-cell table:formula="of:=[.B95]/[$Components.$G$5]" office:value-type="float" office:value="0.000190477129649021" calcext:value-type="float">
            <text:p>0,000190477129649</text:p>
          </table:table-cell>
          <table:table-cell table:formula="of:=[.D94]-[.E94]" office:value-type="float" office:value="0.00000952385648245108" calcext:value-type="float">
            <text:p>9,52385648245108E-06</text:p>
          </table:table-cell>
          <table:table-cell table:formula="of:=[.C95]*[.$I$2]" office:value-type="float" office:value="0.00000102289075778469" calcext:value-type="float">
            <text:p>1,02289075778469E-0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D96]/[$Components.$G$6]" office:value-type="float" office:value="0.0000850096572466638" calcext:value-type="float">
            <text:p>8,50096572466638E-05</text:p>
          </table:table-cell>
          <table:table-cell table:formula="of:=[.B96]/[$Components.$G$5]" office:value-type="float" office:value="0.000170019314493328" calcext:value-type="float">
            <text:p>0,000170019314493</text:p>
          </table:table-cell>
          <table:table-cell table:formula="of:=[.D95]-[.E95]" office:value-type="float" office:value="0.00000850096572466638" calcext:value-type="float">
            <text:p>8,50096572466638E-06</text:p>
          </table:table-cell>
          <table:table-cell table:formula="of:=[.C96]*[.$I$2]" office:value-type="float" office:value="0.000000913029221726343" calcext:value-type="float">
            <text:p>9,13029221726343E-0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D97]/[$Components.$G$6]" office:value-type="float" office:value="0.0000758793650294004" calcext:value-type="float">
            <text:p>7,58793650294004E-05</text:p>
          </table:table-cell>
          <table:table-cell table:formula="of:=[.B97]/[$Components.$G$5]" office:value-type="float" office:value="0.000151758730058801" calcext:value-type="float">
            <text:p>0,000151758730059</text:p>
          </table:table-cell>
          <table:table-cell table:formula="of:=[.D96]-[.E96]" office:value-type="float" office:value="0.00000758793650294004" calcext:value-type="float">
            <text:p>7,58793650294004E-06</text:p>
          </table:table-cell>
          <table:table-cell table:formula="of:=[.C97]*[.$I$2]" office:value-type="float" office:value="0.000000814967144225269" calcext:value-type="float">
            <text:p>8,14967144225269E-0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D98]/[$Components.$G$6]" office:value-type="float" office:value="0.0000677296935871477" calcext:value-type="float">
            <text:p>6,77296935871477E-05</text:p>
          </table:table-cell>
          <table:table-cell table:formula="of:=[.B98]/[$Components.$G$5]" office:value-type="float" office:value="0.000135459387174295" calcext:value-type="float">
            <text:p>0,000135459387174</text:p>
          </table:table-cell>
          <table:table-cell table:formula="of:=[.D97]-[.E97]" office:value-type="float" office:value="0.00000677296935871477" calcext:value-type="float">
            <text:p>6,77296935871477E-06</text:p>
          </table:table-cell>
          <table:table-cell table:formula="of:=[.C98]*[.$I$2]" office:value-type="float" office:value="0.000000727437228034042" calcext:value-type="float">
            <text:p>7,27437228034042E-0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D99]/[$Components.$G$6]" office:value-type="float" office:value="0.0000604553213068073" calcext:value-type="float">
            <text:p>6,04553213068073E-05</text:p>
          </table:table-cell>
          <table:table-cell table:formula="of:=[.B99]/[$Components.$G$5]" office:value-type="float" office:value="0.000120910642613615" calcext:value-type="float">
            <text:p>0,000120910642614</text:p>
          </table:table-cell>
          <table:table-cell table:formula="of:=[.D98]-[.E98]" office:value-type="float" office:value="0.00000604553213068073" calcext:value-type="float">
            <text:p>6,04553213068073E-06</text:p>
          </table:table-cell>
          <table:table-cell table:formula="of:=[.C99]*[.$I$2]" office:value-type="float" office:value="0.000000649308287431502" calcext:value-type="float">
            <text:p>6,49308287431502E-0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D100]/[$Components.$G$6]" office:value-type="float" office:value="0.0000539622384324922" calcext:value-type="float">
            <text:p>5,39622384324922E-05</text:p>
          </table:table-cell>
          <table:table-cell table:formula="of:=[.B100]/[$Components.$G$5]" office:value-type="float" office:value="0.000107924476864984" calcext:value-type="float">
            <text:p>0,000107924476865</text:p>
          </table:table-cell>
          <table:table-cell table:formula="of:=[.D99]-[.E99]" office:value-type="float" office:value="0.00000539622384324923" calcext:value-type="float">
            <text:p>5,39622384324923E-06</text:p>
          </table:table-cell>
          <table:table-cell table:formula="of:=[.C100]*[.$I$2]" office:value-type="float" office:value="0.000000579570629436497" calcext:value-type="float">
            <text:p>5,79570629436497E-0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D101]/[$Components.$G$6]" office:value-type="float" office:value="0.0000481665321381273" calcext:value-type="float">
            <text:p>4,81665321381273E-05</text:p>
          </table:table-cell>
          <table:table-cell table:formula="of:=[.B101]/[$Components.$G$5]" office:value-type="float" office:value="0.0000963330642762545" calcext:value-type="float">
            <text:p>9,63330642762545E-05</text:p>
          </table:table-cell>
          <table:table-cell table:formula="of:=[.D100]-[.E100]" office:value-type="float" office:value="0.00000481665321381273" calcext:value-type="float">
            <text:p>4,81665321381273E-06</text:p>
          </table:table-cell>
          <table:table-cell table:formula="of:=[.C101]*[.$I$2]" office:value-type="float" office:value="0.000000517323005123128" calcext:value-type="float">
            <text:p>5,17323005123128E-0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D102]/[$Components.$G$6]" office:value-type="float" office:value="0.000042993302086896" calcext:value-type="float">
            <text:p>4,2993302086896E-05</text:p>
          </table:table-cell>
          <table:table-cell table:formula="of:=[.B102]/[$Components.$G$5]" office:value-type="float" office:value="0.000085986604173792" calcext:value-type="float">
            <text:p>8,5986604173792E-05</text:p>
          </table:table-cell>
          <table:table-cell table:formula="of:=[.D101]-[.E101]" office:value-type="float" office:value="0.0000042993302086896" calcext:value-type="float">
            <text:p>4,2993302086896E-06</text:p>
          </table:table-cell>
          <table:table-cell table:formula="of:=[.C102]*[.$I$2]" office:value-type="float" office:value="0.000000461760962403889" calcext:value-type="float">
            <text:p>4,61760962403889E-0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D103]/[$Components.$G$6]" office:value-type="float" office:value="0.0000383756924628571" calcext:value-type="float">
            <text:p>3,83756924628571E-05</text:p>
          </table:table-cell>
          <table:table-cell table:formula="of:=[.B103]/[$Components.$G$5]" office:value-type="float" office:value="0.0000767513849257142" calcext:value-type="float">
            <text:p>7,67513849257142E-05</text:p>
          </table:table-cell>
          <table:table-cell table:formula="of:=[.D102]-[.E102]" office:value-type="float" office:value="0.00000383756924628571" calcext:value-type="float">
            <text:p>3,83756924628571E-06</text:p>
          </table:table-cell>
          <table:table-cell table:formula="of:=[.C103]*[.$I$2]" office:value-type="float" office:value="0.000000412166449758824" calcext:value-type="float">
            <text:p>4,12166449758824E-07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D104]/[$Components.$G$6]" office:value-type="float" office:value="0.0000342540279652689" calcext:value-type="float">
            <text:p>3,42540279652689E-05</text:p>
          </table:table-cell>
          <table:table-cell table:formula="of:=[.B104]/[$Components.$G$5]" office:value-type="float" office:value="0.0000685080559305377" calcext:value-type="float">
            <text:p>6,85080559305377E-05</text:p>
          </table:table-cell>
          <table:table-cell table:formula="of:=[.D103]-[.E103]" office:value-type="float" office:value="0.00000342540279652689" calcext:value-type="float">
            <text:p>3,42540279652689E-06</text:p>
          </table:table-cell>
          <table:table-cell table:formula="of:=[.C104]*[.$I$2]" office:value-type="float" office:value="0.000000367898536555377" calcext:value-type="float">
            <text:p>3,67898536555377E-07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D105]/[$Components.$G$6]" office:value-type="float" office:value="0.0000305750425997151" calcext:value-type="float">
            <text:p>3,05750425997151E-05</text:p>
          </table:table-cell>
          <table:table-cell table:formula="of:=[.B105]/[$Components.$G$5]" office:value-type="float" office:value="0.0000611500851994302" calcext:value-type="float">
            <text:p>6,11500851994302E-05</text:p>
          </table:table-cell>
          <table:table-cell table:formula="of:=[.D104]-[.E104]" office:value-type="float" office:value="0.00000305750425997151" calcext:value-type="float">
            <text:p>3,05750425997151E-06</text:p>
          </table:table-cell>
          <table:table-cell table:formula="of:=[.C105]*[.$I$2]" office:value-type="float" office:value="0.00000032838513003372" calcext:value-type="float">
            <text:p>3,2838513003372E-07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D106]/[$Components.$G$6]" office:value-type="float" office:value="0.0000272911912993779" calcext:value-type="float">
            <text:p>2,72911912993779E-05</text:p>
          </table:table-cell>
          <table:table-cell table:formula="of:=[.B106]/[$Components.$G$5]" office:value-type="float" office:value="0.0000545823825987558" calcext:value-type="float">
            <text:p>5,45823825987558E-05</text:p>
          </table:table-cell>
          <table:table-cell table:formula="of:=[.D105]-[.E105]" office:value-type="float" office:value="0.00000272911912993779" calcext:value-type="float">
            <text:p>2,72911912993779E-06</text:p>
          </table:table-cell>
          <table:table-cell table:formula="of:=[.C106]*[.$I$2]" office:value-type="float" office:value="0.000000293115581912708" calcext:value-type="float">
            <text:p>2,93115581912708E-07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D107]/[$Components.$G$6]" office:value-type="float" office:value="0.0000243600354802508" calcext:value-type="float">
            <text:p>2,43600354802508E-05</text:p>
          </table:table-cell>
          <table:table-cell table:formula="of:=[.B107]/[$Components.$G$5]" office:value-type="float" office:value="0.0000487200709605016" calcext:value-type="float">
            <text:p>4,87200709605016E-05</text:p>
          </table:table-cell>
          <table:table-cell table:formula="of:=[.D106]-[.E106]" office:value-type="float" office:value="0.00000243600354802508" calcext:value-type="float">
            <text:p>2,43600354802508E-06</text:p>
          </table:table-cell>
          <table:table-cell table:formula="of:=[.C107]*[.$I$2]" office:value-type="float" office:value="0.000000261634089068538" calcext:value-type="float">
            <text:p>2,61634089068538E-07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D108]/[$Components.$G$6]" office:value-type="float" office:value="0.0000217436945895654" calcext:value-type="float">
            <text:p>2,17436945895654E-05</text:p>
          </table:table-cell>
          <table:table-cell table:formula="of:=[.B108]/[$Components.$G$5]" office:value-type="float" office:value="0.0000434873891791308" calcext:value-type="float">
            <text:p>4,34873891791308E-05</text:p>
          </table:table-cell>
          <table:table-cell table:formula="of:=[.D107]-[.E107]" office:value-type="float" office:value="0.00000217436945895654" calcext:value-type="float">
            <text:p>2,17436945895654E-06</text:p>
          </table:table-cell>
          <table:table-cell table:formula="of:=[.C108]*[.$I$2]" office:value-type="float" office:value="0.00000023353380300031" calcext:value-type="float">
            <text:p>2,3353380300031E-07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D109]/[$Components.$G$6]" office:value-type="float" office:value="0.0000194083565595623" calcext:value-type="float">
            <text:p>1,94083565595623E-05</text:p>
          </table:table-cell>
          <table:table-cell table:formula="of:=[.B109]/[$Components.$G$5]" office:value-type="float" office:value="0.0000388167131191247" calcext:value-type="float">
            <text:p>3,88167131191247E-05</text:p>
          </table:table-cell>
          <table:table-cell table:formula="of:=[.D108]-[.E108]" office:value-type="float" office:value="0.00000194083565595623" calcext:value-type="float">
            <text:p>1,94083565595623E-06</text:p>
          </table:table-cell>
          <table:table-cell table:formula="of:=[.C109]*[.$I$2]" office:value-type="float" office:value="0.000000208451571956667" calcext:value-type="float">
            <text:p>2,08451571956667E-07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D110]/[$Components.$G$6]" office:value-type="float" office:value="0.0000173238408399957" calcext:value-type="float">
            <text:p>1,73238408399957E-05</text:p>
          </table:table-cell>
          <table:table-cell table:formula="of:=[.B110]/[$Components.$G$5]" office:value-type="float" office:value="0.0000346476816799913" calcext:value-type="float">
            <text:p>3,46476816799913E-05</text:p>
          </table:table-cell>
          <table:table-cell table:formula="of:=[.D109]-[.E109]" office:value-type="float" office:value="0.00000173238408399957" calcext:value-type="float">
            <text:p>1,73238408399957E-06</text:p>
          </table:table-cell>
          <table:table-cell table:formula="of:=[.C110]*[.$I$2]" office:value-type="float" office:value="0.000000186063247773805" calcext:value-type="float">
            <text:p>1,86063247773805E-07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D111]/[$Components.$G$6]" office:value-type="float" office:value="0.0000154632083622576" calcext:value-type="float">
            <text:p>1,54632083622576E-05</text:p>
          </table:table-cell>
          <table:table-cell table:formula="of:=[.B111]/[$Components.$G$5]" office:value-type="float" office:value="0.0000309264167245152" calcext:value-type="float">
            <text:p>3,09264167245152E-05</text:p>
          </table:table-cell>
          <table:table-cell table:formula="of:=[.D110]-[.E110]" office:value-type="float" office:value="0.00000154632083622576" calcext:value-type="float">
            <text:p>1,54632083622576E-06</text:p>
          </table:table-cell>
          <table:table-cell table:formula="of:=[.C111]*[.$I$2]" office:value-type="float" office:value="0.000000166079496773155" calcext:value-type="float">
            <text:p>1,66079496773155E-07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D112]/[$Components.$G$6]" office:value-type="float" office:value="0.0000138024133945261" calcext:value-type="float">
            <text:p>1,38024133945261E-05</text:p>
          </table:table-cell>
          <table:table-cell table:formula="of:=[.B112]/[$Components.$G$5]" office:value-type="float" office:value="0.0000276048267890521" calcext:value-type="float">
            <text:p>2,76048267890521E-05</text:p>
          </table:table-cell>
          <table:table-cell table:formula="of:=[.D111]-[.E111]" office:value-type="float" office:value="0.00000138024133945261" calcext:value-type="float">
            <text:p>1,38024133945261E-06</text:p>
          </table:table-cell>
          <table:table-cell table:formula="of:=[.C112]*[.$I$2]" office:value-type="float" office:value="0.000000148242060581228" calcext:value-type="float">
            <text:p>1,48242060581228E-0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D113]/[$Components.$G$6]" office:value-type="float" office:value="0.0000123199927887138" calcext:value-type="float">
            <text:p>1,23199927887138E-05</text:p>
          </table:table-cell>
          <table:table-cell table:formula="of:=[.B113]/[$Components.$G$5]" office:value-type="float" office:value="0.0000246399855774275" calcext:value-type="float">
            <text:p>2,46399855774275E-05</text:p>
          </table:table-cell>
          <table:table-cell table:formula="of:=[.D112]-[.E112]" office:value-type="float" office:value="0.00000123199927887138" calcext:value-type="float">
            <text:p>1,23199927887138E-06</text:p>
          </table:table-cell>
          <table:table-cell table:formula="of:=[.C113]*[.$I$2]" office:value-type="float" office:value="0.000000132320418548623" calcext:value-type="float">
            <text:p>1,32320418548623E-07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D114]/[$Components.$G$6]" office:value-type="float" office:value="0.0000109967886032275" calcext:value-type="float">
            <text:p>1,09967886032275E-05</text:p>
          </table:table-cell>
          <table:table-cell table:formula="of:=[.B114]/[$Components.$G$5]" office:value-type="float" office:value="0.0000219935772064551" calcext:value-type="float">
            <text:p>2,19935772064551E-05</text:p>
          </table:table-cell>
          <table:table-cell table:formula="of:=[.D113]-[.E113]" office:value-type="float" office:value="0.00000109967886032275" calcext:value-type="float">
            <text:p>1,09967886032275E-06</text:p>
          </table:table-cell>
          <table:table-cell table:formula="of:=[.C114]*[.$I$2]" office:value-type="float" office:value="0.000000118108808635245" calcext:value-type="float">
            <text:p>1,18108808635245E-0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D115]/[$Components.$G$6]" office:value-type="float" office:value="0.0000098157005168751" calcext:value-type="float">
            <text:p>9,8157005168751E-06</text:p>
          </table:table-cell>
          <table:table-cell table:formula="of:=[.B115]/[$Components.$G$5]" office:value-type="float" office:value="0.0000196314010337502" calcext:value-type="float">
            <text:p>1,96314010337502E-05</text:p>
          </table:table-cell>
          <table:table-cell table:formula="of:=[.D114]-[.E114]" office:value-type="float" office:value="0.00000098157005168751" calcext:value-type="float">
            <text:p>9,8157005168751E-07</text:p>
          </table:table-cell>
          <table:table-cell table:formula="of:=[.C115]*[.$I$2]" office:value-type="float" office:value="0.000000105423568261394" calcext:value-type="float">
            <text:p>1,05423568261394E-07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D116]/[$Components.$G$6]" office:value-type="float" office:value="0.00000876146483426116" calcext:value-type="float">
            <text:p>8,76146483426116E-06</text:p>
          </table:table-cell>
          <table:table-cell table:formula="of:=[.B116]/[$Components.$G$5]" office:value-type="float" office:value="0.0000175229296685223" calcext:value-type="float">
            <text:p>1,75229296685223E-05</text:p>
          </table:table-cell>
          <table:table-cell table:formula="of:=[.D115]-[.E115]" office:value-type="float" office:value="0.000000876146483426116" calcext:value-type="float">
            <text:p>8,76146483426116E-07</text:p>
          </table:table-cell>
          <table:table-cell table:formula="of:=[.C116]*[.$I$2]" office:value-type="float" office:value="0.0000000941007607594151" calcext:value-type="float">
            <text:p>9,41007607594151E-08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D117]/[$Components.$G$6]" office:value-type="float" office:value="0.00000782045722666701" calcext:value-type="float">
            <text:p>7,82045722666701E-06</text:p>
          </table:table-cell>
          <table:table-cell table:formula="of:=[.B117]/[$Components.$G$5]" office:value-type="float" office:value="0.000015640914453334" calcext:value-type="float">
            <text:p>1,5640914453334E-05</text:p>
          </table:table-cell>
          <table:table-cell table:formula="of:=[.D116]-[.E116]" office:value-type="float" office:value="0.000000782045722666701" calcext:value-type="float">
            <text:p>7,82045722666701E-07</text:p>
          </table:table-cell>
          <table:table-cell table:formula="of:=[.C117]*[.$I$2]" office:value-type="float" office:value="0.0000000839940567515717" calcext:value-type="float">
            <text:p>8,39940567515717E-0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D118]/[$Components.$G$6]" office:value-type="float" office:value="0.00000698051665915129" calcext:value-type="float">
            <text:p>6,98051665915129E-06</text:p>
          </table:table-cell>
          <table:table-cell table:formula="of:=[.B118]/[$Components.$G$5]" office:value-type="float" office:value="0.0000139610333183026" calcext:value-type="float">
            <text:p>1,39610333183026E-05</text:p>
          </table:table-cell>
          <table:table-cell table:formula="of:=[.D117]-[.E117]" office:value-type="float" office:value="0.000000698051665915129" calcext:value-type="float">
            <text:p>6,98051665915129E-07</text:p>
          </table:table-cell>
          <table:table-cell table:formula="of:=[.C118]*[.$I$2]" office:value-type="float" office:value="0.0000000749728430742826" calcext:value-type="float">
            <text:p>7,49728430742826E-08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D119]/[$Components.$G$6]" office:value-type="float" office:value="0.00000623078822840847" calcext:value-type="float">
            <text:p>6,23078822840847E-06</text:p>
          </table:table-cell>
          <table:table-cell table:formula="of:=[.B119]/[$Components.$G$5]" office:value-type="float" office:value="0.0000124615764568169" calcext:value-type="float">
            <text:p>1,24615764568169E-05</text:p>
          </table:table-cell>
          <table:table-cell table:formula="of:=[.D118]-[.E118]" office:value-type="float" office:value="0.000000623078822840847" calcext:value-type="float">
            <text:p>6,23078822840847E-07</text:p>
          </table:table-cell>
          <table:table-cell table:formula="of:=[.C119]*[.$I$2]" office:value-type="float" office:value="0.0000000669205348095754" calcext:value-type="float">
            <text:p>6,69205348095754E-08</text:p>
          </table:table-cell>
          <table:table-cell table:number-columns-repeated="5"/>
        </table:table-row>
      </table:table>
      <table:table table:name="Components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row table:style-name="ro1">
          <table:table-cell/>
          <table:table-cell table:style-name="ce5" table:number-columns-repeated="7"/>
        </table:table-row>
        <table:table-row table:style-name="ro1">
          <table:table-cell/>
          <table:table-cell table:style-name="ce6"/>
          <table:table-cell table:style-name="ce9" table:number-columns-repeated="5"/>
          <table:table-cell table:style-name="ce12"/>
        </table:table-row>
        <table:table-row table:style-name="ro1">
          <table:table-cell table:number-columns-repeated="2"/>
          <table:table-cell table:style-name="ce10" office:value-type="string" calcext:value-type="string">
            <text:p>Component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refix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Ki</text:p>
          </table:table-cell>
          <table:table-cell table:content-validation-name="val3" office:value-type="string" calcext:value-type="string">
            <text:p>Ohm</text:p>
          </table:table-cell>
          <table:table-cell table:formula="of:=[.D4]*VLOOKUP([.E4];[$Multipliers.$C$4:$Multipliers.$D$13];2;0)" office:value-type="float" office:value="43000" calcext:value-type="float">
            <text:p>43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0.5" calcext:value-type="float">
            <text:p>0,5</text:p>
          </table:table-cell>
          <table:table-cell table:content-validation-name="val1" office:value-type="string" calcext:value-type="string">
            <text:p>'</text:p>
          </table:table-cell>
          <table:table-cell table:content-validation-name="val3" office:value-type="string" calcext:value-type="string">
            <text:p>Ohm</text:p>
          </table:table-cell>
          <table:table-cell table:formula="of:=[.D5]*VLOOKUP([.E5];[$Multipliers.$C$4:$Multipliers.$D$13];2;0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3" office:value-type="string" calcext:value-type="string">
            <text:p>Farad</text:p>
          </table:table-cell>
          <table:table-cell table:formula="of:=[.D6]*VLOOKUP([.E6];[$Multipliers.$C$4:$Multipliers.$D$13];2;0)"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+</text:p>
          </table:table-cell>
          <table:table-cell office:value-type="float" office:value="3.3" calcext:value-type="float">
            <text:p>3,3</text:p>
          </table:table-cell>
          <table:table-cell table:content-validation-name="val1" office:value-type="string" calcext:value-type="string">
            <text:p>'</text:p>
          </table:table-cell>
          <table:table-cell table:content-validation-name="val3" office:value-type="string" calcext:value-type="string">
            <text:p>V</text:p>
          </table:table-cell>
          <table:table-cell table:formula="of:=[.D7]*VLOOKUP([.E7];[$Multipliers.$C$4:$Multipliers.$D$13];2;0)" office:value-type="float" office:value="3.3" calcext:value-type="float">
            <text:p>3,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'</text:p>
          </table:table-cell>
          <table:table-cell table:content-validation-name="val3"/>
          <table:table-cell table:formula="of:=[.D8]*VLOOKUP([.E8];[$Multipliers.$C$4:$Multipliers.$D$13];2;0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2bal</text:p>
          </table:table-cell>
          <table:table-cell/>
          <table:table-cell table:content-validation-name="val2"/>
          <table:table-cell table:content-validation-name="val3" office:value-type="string" calcext:value-type="string">
            <text:p>V</text:p>
          </table:table-cell>
          <table:table-cell table:formula="of:=[.G7]/([.G4]+[.G5])*[.G5]" office:value-type="float" office:value="0.0000383716468413158" calcext:value-type="float">
            <text:p>3,83716468413158E-05</text:p>
          </table:table-cell>
          <table:table-cell/>
        </table:table-row>
        <table:table-row table:style-name="ro1" table:number-rows-repeated="3">
          <table:table-cell table:number-columns-repeated="4"/>
          <table:table-cell table:content-validation-name="val2"/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8"/>
          <table:table-cell table:style-name="ce11" table:number-columns-repeated="5"/>
          <table:table-cell table:style-name="ce14"/>
        </table:table-row>
      </table:table>
      <table:table table:name="Units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19"/>
        <table:table-column table:style-name="co1" table:default-cell-style-name="ce13"/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6"/>
          <table:table-cell table:style-name="ce9" table:number-columns-repeated="2"/>
          <table:table-cell table:style-name="ce12"/>
        </table:table-row>
        <table:table-row table:style-name="ro1">
          <table:table-cell table:number-columns-repeated="2"/>
          <table:table-cell table:style-name="ce10" office:value-type="string" calcext:value-type="string">
            <text:p>Unit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hm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style-name="ce16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ulomb</text:p>
          </table:table-cell>
          <table:table-cell table:style-name="ce17"/>
          <table:table-cell/>
        </table:table-row>
        <table:table-row table:style-name="ro1">
          <table:table-cell table:number-columns-repeated="3"/>
          <table:table-cell table:style-name="ce18"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ra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/>
          <table:table-cell table:style-name="ce11"/>
          <table:table-cell table:style-name="ce20"/>
          <table:table-cell table:style-name="ce14"/>
        </table:table-row>
      </table:table>
      <table:table table:name="Multipliers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4" table:default-cell-style-name="ce19"/>
        <table:table-column table:style-name="co1" table:default-cell-style-name="ce13"/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6"/>
          <table:table-cell table:style-name="ce9" table:number-columns-repeated="2"/>
          <table:table-cell table:style-name="ce12"/>
        </table:table-row>
        <table:table-row table:style-name="ro1">
          <table:table-cell table:number-columns-repeated="2"/>
          <table:table-cell table:style-name="ce3" office:value-type="string" calcext:value-type="string">
            <text:p>Prefix</text:p>
          </table:table-cell>
          <table:table-cell table:style-name="ce3" office:value-type="string" calcext:value-type="string">
            <text:p>Multipli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table:style-name="ce15" office:value-type="float" office:value="0.000000000001" calcext:value-type="float">
            <text:p>0.000'000'000'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style-name="ce16" office:value-type="float" office:value="0.000000001" calcext:value-type="float">
            <text:p>0.000'000'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table:style-name="ce17" office:value-type="float" office:value="0.000001" calcext:value-type="float">
            <text:p>0.000'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style-name="ce18"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i</text:p>
          </table:table-cell>
          <table:table-cell office:value-type="float" office:value="1000" calcext:value-type="float">
            <text:p>1,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</text:p>
          </table:table-cell>
          <table:table-cell office:value-type="float" office:value="1000000" calcext:value-type="float">
            <text:p>1,000,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i</text:p>
          </table:table-cell>
          <table:table-cell office:value-type="float" office:value="1000000000" calcext:value-type="float">
            <text:p>1,000,000,0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/>
          <table:table-cell table:style-name="ce11"/>
          <table:table-cell table:style-name="ce20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430121" number:language="en" number:country="US" number:title="Особый">
      <number:number number:decimal-places="10" loext:min-decimal-places="10" number:min-integer-digits="1" number:grouping="true"/>
    </number:number-style>
    <number:number-style style:name="N430122" number:language="en" number:country="US" number:title="Особый">
      <number:number number:decimal-places="1" loext:min-decimal-places="0" number:min-integer-digits="1" number:decimal-replacement="" number:grouping="true"/>
    </number:number-style>
    <number:number-style style:name="N430123" number:language="en" number:country="US" number:title="Особый">
      <number:number number:decimal-places="3" loext:min-decimal-places="0" number:min-integer-digits="1" number:decimal-replacement="" number:grouping="true"/>
    </number:number-style>
    <number:number-style style:name="N430124" number:language="en" number:country="US" number:title="Особый">
      <number:number number:decimal-places="6" loext:min-decimal-places="0" number:min-integer-digits="1" number:decimal-replacement="" number:grouping="true"/>
    </number:number-style>
    <number:number-style style:name="N430125" number:language="en" number:country="US" number:title="Особый">
      <number:number number:decimal-places="9" loext:min-decimal-places="0" number:min-integer-digits="1" number:decimal-replacement="" number:grouping="true"/>
    </number:number-style>
    <number:number-style style:name="N430126" number:language="en" number:country="US" number:title="Особый">
      <number:number number:decimal-places="12" loext:min-decimal-places="0" number:min-integer-digits="1" number:decimal-replacement="" number:grouping="true"/>
    </number:number-style>
    <number:number-style style:name="N430127" number:language="en" number:country="US">
      <number:number number:decimal-places="12" loext:min-decimal-places="0" number:min-integer-digits="1" number:decimal-replacement="" number:grouping="true"/>
      <number:text>'''</number:text>
    </number:number-style>
    <number:number-style style:name="N430128" number:language="en" number:country="US">
      <number:number number:decimal-places="9" loext:min-decimal-places="0" number:min-integer-digits="1" number:decimal-replacement="" number:grouping="true"/>
      <number:text>''</number:text>
    </number:number-style>
    <number:number-style style:name="N430129" number:language="en" number:country="US">
      <number:number number:decimal-places="6" loext:min-decimal-places="0" number:min-integer-digits="1" number:decimal-replacement="" number:grouping="true"/>
      <number:text>'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.00.0000</text:date>, <text:time style:data-style-name="N2" text:time-value="20:37:07.8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4T13:26:38.811000000</meta:creation-date>
    <meta:generator>LibreOffice/6.4.1.2$Windows_X86_64 LibreOffice_project/4d224e95b98b138af42a64d84056446d09082932</meta:generator>
    <dc:date>2021-04-06T10:23:44.276000000</dc:date>
    <meta:editing-duration>PT4H25M20S</meta:editing-duration>
    <meta:editing-cycles>66</meta:editing-cycles>
    <meta:document-statistic meta:table-count="4" meta:cell-count="65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8.997cm" xlink:href=".." xlink:type="simple" chart:class="chart:bar" chart:style-name="ch1">
        <chart:legend chart:legend-position="end" svg:x="13.529cm" svg:y="4.199cm" style:legend-expansion="high" chart:style-name="ch2"/>
        <chart:plot-area chart:style-name="ch3" table:cell-range-address="Лист4.B2:Лист4.B103" chart:data-source-has-labels="row" svg:x="0.319cm" svg:y="0.179cm" svg:width="12.891cm" svg:height="8.639cm">
          <chartooo:coordinate-region svg:x="1.046cm" svg:y="0.3cm" svg:width="12.084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4.B3:Лист4.B103" chart:label-cell-address="Лист4.B2:Лист4.B2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4.B2:Лист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">
                <text:p>3.3</text:p>
                <draw:g>
                  <svg:desc>Лист4.B3:Лист4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455701">
                <text:p>2.9455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292070345497">
                <text:p>2.6292070345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4682231141796">
                <text:p>2.34682231141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9476655470474">
                <text:p>2.09476655470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6978234242978">
                <text:p>1.86978234242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89621095058">
                <text:p>1.6689621095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8971057205855">
                <text:p>1.48971057205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2971118748774">
                <text:p>1.32971118748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86896216818">
                <text:p>1.186896216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942000244309">
                <text:p>1.05942000244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5635115920697">
                <text:p>0.945635115920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4071067565466">
                <text:p>0.844071067565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3415302695732">
                <text:p>0.753415302695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2496238940303">
                <text:p>0.672496238940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0268125389397">
                <text:p>0.600268125389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57975279182">
                <text:p>0.5357975279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8251266027201">
                <text:p>0.478251266027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6885645302082">
                <text:p>0.426885645302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1036846339702">
                <text:p>0.381036846339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0112345932279">
                <text:p>0.340112345932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3583259642115">
                <text:p>0.303583259642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0977506806773">
                <text:p>0.270977506806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1873709643205">
                <text:p>0.241873709643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5895747606396">
                <text:p>0.215895747606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2707896626226">
                <text:p>0.192707896626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2010490404879">
                <text:p>0.172010490404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3536047703924">
                <text:p>0.153536047703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704581557238">
                <text:p>0.13704581557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2326683842459">
                <text:p>0.122326683842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9188431017728">
                <text:p>0.1091884310177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4612659611306">
                <text:p>0.0974612659611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69936336131073">
                <text:p>0.0869936336131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76502563821587">
                <text:p>0.0776502563821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93103858959458">
                <text:p>0.0693103858959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18662425195635">
                <text:p>0.0618662425195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52216224742348">
                <text:p>0.0552216224742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92906545556346">
                <text:p>0.04929065455563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9966903843958">
                <text:p>0.0439966903843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2713138470405">
                <text:p>0.03927131384704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50534569259268">
                <text:p>0.0350534569259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12886104917115">
                <text:p>0.0312886104917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79281198590702">
                <text:p>0.0279281198590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49285560018465">
                <text:p>0.02492855600184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2511543015802">
                <text:p>0.0222511543015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8613135761276">
                <text:p>0.0198613135761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77281489141107">
                <text:p>0.0177281489141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58240925362885">
                <text:p>0.01582409253628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1245375256135">
                <text:p>0.0141245375256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260751982175">
                <text:p>0.01260751982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12534343703346">
                <text:p>0.01125343437033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0447817586576">
                <text:p>0.01004478175865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96594206343247">
                <text:p>0.00896594206343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00297298799363">
                <text:p>0.00800297298799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14342968016415">
                <text:p>0.007143429680164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637620390222548">
                <text:p>0.00637620390222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69138047451476">
                <text:p>0.00569138047451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08010913741045">
                <text:p>0.00508010913741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53449017572515">
                <text:p>0.004534490175725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04747232738175">
                <text:p>0.00404747232738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61276165700396">
                <text:p>0.00361276165700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22474021675677">
                <text:p>0.00322474021675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87839344325644">
                <text:p>0.002878393443256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56924535227037">
                <text:p>0.00256924535227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9330069370047">
                <text:p>0.002293300693700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04699331929496">
                <text:p>0.00204699331929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82714009582272">
                <text:p>0.00182714009582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63089976811108">
                <text:p>0.00163089976811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45573624031664">
                <text:p>0.00145573624031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29938580089791">
                <text:p>0.001299385800897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5982786772408">
                <text:p>0.00115982786772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03525887524691">
                <text:p>0.00103525887524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924068966268763">
                <text:p>0.000924068966268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824821187084599">
                <text:p>0.000824821187084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736232917128152">
                <text:p>0.000736232917128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57159293129837">
                <text:p>0.000657159293129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586578413569813">
                <text:p>0.000586578413569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523578132217175">
                <text:p>0.000523578132217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467344270082653">
                <text:p>0.0004673442700826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417150093442966">
                <text:p>0.0004171500934429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72346921956911">
                <text:p>0.0003723469219569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32355745497973">
                <text:p>0.0003323557454979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96659741364254">
                <text:p>0.000296659741364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64797595162509">
                <text:p>0.0002647975951625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3635753904927">
                <text:p>0.00023635753904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10972030282762">
                <text:p>0.0002109720302827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88313001314302">
                <text:p>0.0001883130013143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68087620034142">
                <text:p>0.0001680876200341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50034505379615">
                <text:p>0.0001500345053796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133920349398328">
                <text:p>0.000133920349398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195369021119">
                <text:p>0.00011953690211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106698280214375">
                <text:p>0.00010669828021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952385648245107">
                <text:p>0.00009523856482451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850096572466638">
                <text:p>0.0000850096572466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758793650294004">
                <text:p>0.0000758793650294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677296935871477">
                <text:p>0.00006772969358714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604553213068073">
                <text:p>0.0000604553213068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539622384324922">
                <text:p>0.00005396223843249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481665321381273">
                <text:p>0.00004816653213812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2993302086896">
                <text:p>0.000042993302086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383756924628571">
                <text:p>0.00003837569246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